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Times New Roman" fo:font-size="12pt" style:font-size-asian="12pt" style:font-size-complex="12pt"/>
    </style:style>
    <style:style style:name="P3" style:family="paragraph" style:parent-style-name="Preformatted_20_Text">
      <style:text-properties style:font-name="Times New Roman" fo:font-size="12pt" officeooo:paragraph-rsid="000da454" style:font-size-asian="12pt" style:font-size-complex="12pt"/>
    </style:style>
    <style:style style:name="P4" style:family="paragraph" style:parent-style-name="Preformatted_20_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5" style:family="paragraph" style:parent-style-name="Preformatted_20_Text">
      <style:text-properties style:font-name="Times New Roman" fo:font-size="12pt" fo:font-style="italic" officeooo:rsid="000da454" officeooo:paragraph-rsid="000da454" style:font-size-asian="12pt" style:font-style-asian="italic" style:font-size-complex="12pt" style:font-style-complex="italic"/>
    </style:style>
    <style:style style:name="P6" style:family="paragraph" style:parent-style-name="Preformatted_20_Text">
      <style:text-properties style:font-name="Times New Roman" fo:font-size="12pt" style:text-underline-style="solid" style:text-underline-width="auto" style:text-underline-color="font-color" officeooo:rsid="000da454" officeooo:paragraph-rsid="000da454" style:font-size-asian="12pt" style:font-size-complex="12pt"/>
    </style:style>
    <style:style style:name="P7" style:family="paragraph" style:parent-style-name="Preformatted_20_Text">
      <style:paragraph-properties fo:margin-top="0cm" fo:margin-bottom="0.3cm" style:contextual-spacing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Preformatted_20_Text">
      <style:text-properties style:font-name="Times New Roman" fo:font-size="12pt" officeooo:paragraph-rsid="000da454" style:font-size-asian="10.5pt" style:font-size-complex="12pt"/>
    </style:style>
    <style:style style:name="P9" style:family="paragraph" style:parent-style-name="Preformatted_20_Text">
      <style:text-properties style:font-name="Times New Roman" fo:font-size="12pt" officeooo:rsid="000da454" officeooo:paragraph-rsid="000da454" style:font-size-asian="10.5pt" style:font-size-complex="12pt"/>
    </style:style>
    <style:style style:name="P10" style:family="paragraph" style:parent-style-name="Preformatted_20_Text">
      <style:text-properties style:font-name="Times New Roman"/>
    </style:style>
    <style:style style:name="P11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bold" officeooo:rsid="000da454" officeooo:paragraph-rsid="000da454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bold" officeooo:rsid="000da454" officeooo:paragraph-rsid="000da454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text-properties style:text-position="0% 100%" style:font-name="Times New Roman" fo:font-size="12pt" fo:font-style="normal" style:text-underline-style="none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>
      <style:text-properties style:text-position="0% 100%" style:font-name="Times New Roman" fo:font-size="12pt" fo:font-style="italic" style:text-underline-style="none" fo:font-weight="normal" officeooo:rsid="000da454" officeooo:paragraph-rsid="000da454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text-properties style:text-position="0% 100%" style:font-name="Times New Roman" fo:font-size="12pt" officeooo:rsid="000da454" officeooo:paragraph-rsid="0018845c" style:font-size-asian="12pt" style:font-size-complex="12pt"/>
    </style:style>
    <style:style style:name="P17" style:family="paragraph" style:parent-style-name="Preformatted_20_Text">
      <style:text-properties style:text-position="0% 100%" style:font-name="Times New Roman" fo:font-size="14pt" fo:font-style="normal" style:text-underline-style="solid" style:text-underline-width="auto" style:text-underline-color="font-color" fo:font-weight="bold" officeooo:rsid="000da454" officeooo:paragraph-rsid="000da454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Preformatted_20_Text">
      <style:text-properties style:text-position="0% 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fo:color="#2a6099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fo:color="#2a6099" loext:opacity="100%" style:font-name="Times New Roman" fo:font-size="14pt" style:text-underline-style="solid" style:text-underline-width="auto" style:text-underline-color="font-color" fo:font-weight="bold" officeooo:paragraph-rsid="00742eb8" style:font-size-asian="14pt" style:font-weight-asian="bold" style:font-size-complex="14pt" style:font-weight-complex="bold"/>
    </style:style>
    <style:style style:name="P21" style:family="paragraph" style:parent-style-name="Preformatted_20_Text">
      <style:text-properties fo:color="#2a6099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22" style:family="paragraph" style:parent-style-name="Preformatted_20_Text">
      <style:text-properties fo:color="#00a933" loext:opacity="100%" style:text-position="0% 100%" style:font-name="Times New Roman" fo:font-size="14pt" fo:font-style="normal" style:text-underline-style="solid" style:text-underline-width="auto" style:text-underline-color="font-color" fo:font-weight="bold" officeooo:rsid="000da454" officeooo:paragraph-rsid="000da454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officeooo:paragraph-rsid="000da454" style:font-size-asian="14pt" style:font-weight-asian="bold" style:font-size-complex="14pt" style:font-weight-complex="bold"/>
    </style:style>
    <style:style style:name="P24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style:font-size-asian="14pt" style:font-weight-asian="bold" style:font-size-complex="14pt" style:font-weight-complex="bold"/>
    </style:style>
    <style:style style:name="P25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4pt" style:font-weight-asian="bold" style:font-size-complex="14pt" style:font-weight-complex="bold"/>
    </style:style>
    <style:style style:name="P26" style:family="paragraph" style:parent-style-name="Preformatted_20_Text">
      <style:text-properties style:use-window-font-color="true" loext:opacity="0%" style:text-position="0% 100%" style:font-name="Times New Roman" fo:font-size="14pt" style:text-underline-style="none" fo:font-weight="normal" officeooo:rsid="000da454" officeooo:paragraph-rsid="000da454" style:font-size-asian="14pt" style:font-weight-asian="normal" style:font-size-complex="14pt" style:font-weight-complex="normal"/>
    </style:style>
    <style:style style:name="P27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28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2pt" style:font-weight-asian="normal" style:font-size-complex="12pt" style:font-weight-complex="normal"/>
    </style:style>
    <style:style style:name="P29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margin-top="0.101cm" fo:margin-bottom="0.101cm" style:contextual-spacing="false"/>
      <style:text-properties style:use-window-font-color="true" loext:opacity="0%" style:text-position="0% 100%" style:font-name="Times New Roman" fo:font-size="12pt" style:text-underline-style="none" fo:font-weight="normal" officeooo:rsid="001feafa" officeooo:paragraph-rsid="001feafa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1feafa" officeooo:paragraph-rsid="001feafa" style:font-size-asian="12pt" style:font-weight-asian="normal" style:font-size-complex="12pt" style:font-weight-complex="normal"/>
    </style:style>
    <style:style style:name="P32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9c3d" officeooo:paragraph-rsid="000f9c3d" style:font-size-asian="12pt" style:font-weight-asian="normal" style:font-size-complex="12pt" style:font-weight-complex="normal"/>
    </style:style>
    <style:style style:name="P33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9c3d" officeooo:paragraph-rsid="006303d6" style:font-size-asian="12pt" style:font-weight-asian="normal" style:font-size-complex="12pt" style:font-weight-complex="normal"/>
    </style:style>
    <style:style style:name="P34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1e9c6" officeooo:paragraph-rsid="0021e9c6" style:font-size-asian="12pt" style:font-weight-asian="normal" style:font-size-complex="12pt" style:font-weight-complex="normal"/>
    </style:style>
    <style:style style:name="P35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3fe3f" officeooo:paragraph-rsid="0023fe3f" style:font-size-asian="12pt" style:font-weight-asian="normal" style:font-size-complex="12pt" style:font-weight-complex="normal"/>
    </style:style>
    <style:style style:name="P36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5aba2" officeooo:paragraph-rsid="0025aba2" style:font-size-asian="12pt" style:font-weight-asian="normal" style:font-size-complex="12pt" style:font-weight-complex="normal"/>
    </style:style>
    <style:style style:name="P37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5aba2" officeooo:paragraph-rsid="00274a7e" style:font-size-asian="12pt" style:font-weight-asian="normal" style:font-size-complex="12pt" style:font-weight-complex="normal"/>
    </style:style>
    <style:style style:name="P38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a73e5" officeooo:paragraph-rsid="002ae695" style:font-size-asian="12pt" style:font-weight-asian="normal" style:font-size-complex="12pt" style:font-weight-complex="normal"/>
    </style:style>
    <style:style style:name="P39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36e19f" officeooo:paragraph-rsid="0036e19f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38701c" officeooo:paragraph-rsid="0038701c" style:font-size-asian="12pt" style:font-weight-asian="normal" style:font-size-complex="12pt" style:font-weight-complex="normal"/>
    </style:style>
    <style:style style:name="P41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3cbe0a" officeooo:paragraph-rsid="003cbe0a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413788" officeooo:paragraph-rsid="00413788" style:font-size-asian="12pt" style:font-weight-asian="normal" style:font-size-complex="12pt" style:font-weight-complex="normal"/>
    </style:style>
    <style:style style:name="P43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413788" officeooo:paragraph-rsid="0043ed92" style:font-size-asian="12pt" style:font-weight-asian="normal" style:font-size-complex="12pt" style:font-weight-complex="normal"/>
    </style:style>
    <style:style style:name="P44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459f77" officeooo:paragraph-rsid="00459f77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472e44" officeooo:paragraph-rsid="00472e44" style:font-size-asian="12pt" style:font-weight-asian="normal" style:font-size-complex="12pt" style:font-weight-complex="normal"/>
    </style:style>
    <style:style style:name="P46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49f325" officeooo:paragraph-rsid="0049f325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52a9fa" officeooo:paragraph-rsid="0052a9fa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545039" officeooo:paragraph-rsid="00545039" style:font-size-asian="12pt" style:font-weight-asian="normal" style:font-size-complex="12pt" style:font-weight-complex="normal"/>
    </style:style>
    <style:style style:name="P49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599452" officeooo:paragraph-rsid="00599452" style:font-size-asian="12pt" style:font-weight-asian="normal" style:font-size-complex="12pt" style:font-weight-complex="normal"/>
    </style:style>
    <style:style style:name="P50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599452" officeooo:paragraph-rsid="005d44f1" style:font-size-asian="12pt" style:font-weight-asian="normal" style:font-size-complex="12pt" style:font-weight-complex="normal"/>
    </style:style>
    <style:style style:name="P51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5d6883" officeooo:paragraph-rsid="005d6883" style:font-size-asian="12pt" style:font-weight-asian="normal" style:font-size-complex="12pt" style:font-weight-complex="normal"/>
    </style:style>
    <style:style style:name="P52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66cfbe" officeooo:paragraph-rsid="0066cfbe" style:font-size-asian="12pt" style:font-weight-asian="normal" style:font-size-complex="12pt" style:font-weight-complex="normal"/>
    </style:style>
    <style:style style:name="P53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6a6a65" officeooo:paragraph-rsid="006a6a65" style:font-size-asian="12pt" style:font-weight-asian="normal" style:font-size-complex="12pt" style:font-weight-complex="normal"/>
    </style:style>
    <style:style style:name="P54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6a6a65" officeooo:paragraph-rsid="006f2583" style:font-size-asian="12pt" style:font-weight-asian="normal" style:font-size-complex="12pt" style:font-weight-complex="normal"/>
    </style:style>
    <style:style style:name="P55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71e876" officeooo:paragraph-rsid="0071e876" style:font-size-asian="12pt" style:font-weight-asian="normal" style:font-size-complex="12pt" style:font-weight-complex="normal"/>
    </style:style>
    <style:style style:name="P56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786f5f" officeooo:paragraph-rsid="00786f5f" style:font-size-asian="12pt" style:font-weight-asian="normal" style:font-size-complex="12pt" style:font-weight-complex="normal"/>
    </style:style>
    <style:style style:name="P57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7c09f5" officeooo:paragraph-rsid="007c09f5" style:font-size-asian="12pt" style:font-weight-asian="normal" style:font-size-complex="12pt" style:font-weight-complex="normal"/>
    </style:style>
    <style:style style:name="P58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7f1841" officeooo:paragraph-rsid="007f1841" style:font-size-asian="12pt" style:font-weight-asian="normal" style:font-size-complex="12pt" style:font-weight-complex="normal"/>
    </style:style>
    <style:style style:name="P59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819fae" officeooo:paragraph-rsid="00819fae" style:font-size-asian="12pt" style:font-weight-asian="normal" style:font-size-complex="12pt" style:font-weight-complex="normal"/>
    </style:style>
    <style:style style:name="P60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86e8e2" officeooo:paragraph-rsid="0086e8e2" style:font-size-asian="12pt" style:font-weight-asian="normal" style:font-size-complex="12pt" style:font-weight-complex="normal"/>
    </style:style>
    <style:style style:name="P61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8a7cd9" officeooo:paragraph-rsid="008a7cd9" style:font-size-asian="12pt" style:font-weight-asian="normal" style:font-size-complex="12pt" style:font-weight-complex="normal"/>
    </style:style>
    <style:style style:name="P62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9a7a79" officeooo:paragraph-rsid="009a7a79" style:font-size-asian="12pt" style:font-weight-asian="normal" style:font-size-complex="12pt" style:font-weight-complex="normal"/>
    </style:style>
    <style:style style:name="P63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0.5pt" style:font-weight-asian="normal" style:font-size-complex="12pt" style:font-weight-complex="normal"/>
    </style:style>
    <style:style style:name="P64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0.5pt" style:font-weight-asian="normal" style:font-size-complex="12pt" style:font-weight-complex="normal"/>
    </style:style>
    <style:style style:name="P65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9c3d" officeooo:paragraph-rsid="000f9c3d" style:font-size-asian="10.5pt" style:font-weight-asian="normal" style:font-size-complex="12pt" style:font-weight-complex="normal"/>
    </style:style>
    <style:style style:name="P66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0f07ec" officeooo:paragraph-rsid="000f07ec" style:font-size-asian="10.5pt" style:font-weight-asian="normal" style:font-size-complex="12pt" style:font-weight-complex="normal"/>
    </style:style>
    <style:style style:name="P67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8f5a1b" officeooo:paragraph-rsid="008f5a1b" style:font-size-asian="10.5pt" style:font-weight-asian="normal" style:font-size-complex="12pt" style:font-weight-complex="normal"/>
    </style:style>
    <style:style style:name="P68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1eaed9" officeooo:paragraph-rsid="001eaed9" style:font-size-asian="12pt" style:font-weight-asian="normal" style:font-size-complex="12pt" style:font-weight-complex="normal"/>
    </style:style>
    <style:style style:name="P69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1feafa" officeooo:paragraph-rsid="001feafa" style:font-size-asian="12pt" style:font-weight-asian="normal" style:font-size-complex="12pt" style:font-weight-complex="normal"/>
    </style:style>
    <style:style style:name="P70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1e9c6" officeooo:paragraph-rsid="0021e9c6" style:font-size-asian="12pt" style:font-weight-asian="normal" style:font-size-complex="12pt" style:font-weight-complex="normal"/>
    </style:style>
    <style:style style:name="P71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5aba2" officeooo:paragraph-rsid="0025aba2" style:font-size-asian="12pt" style:font-weight-asian="normal" style:font-size-complex="12pt" style:font-weight-complex="normal"/>
    </style:style>
    <style:style style:name="P72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5aba2" officeooo:paragraph-rsid="00274a7e" style:font-size-asian="12pt" style:font-weight-asian="normal" style:font-size-complex="12pt" style:font-weight-complex="normal"/>
    </style:style>
    <style:style style:name="P73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5aba2" officeooo:paragraph-rsid="002ae695" style:font-size-asian="12pt" style:font-weight-asian="normal" style:font-size-complex="12pt" style:font-weight-complex="normal"/>
    </style:style>
    <style:style style:name="P74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5aba2" officeooo:paragraph-rsid="00305deb" style:font-size-asian="12pt" style:font-weight-asian="normal" style:font-size-complex="12pt" style:font-weight-complex="normal"/>
    </style:style>
    <style:style style:name="P75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0f9c3d" officeooo:paragraph-rsid="000f9c3d" style:font-size-asian="12pt" style:font-weight-asian="normal" style:font-size-complex="12pt" style:font-weight-complex="normal"/>
    </style:style>
    <style:style style:name="P76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3bda41" officeooo:paragraph-rsid="003bda41" style:font-size-asian="12pt" style:font-weight-asian="normal" style:font-size-complex="12pt" style:font-weight-complex="normal"/>
    </style:style>
    <style:style style:name="P77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3bda41" officeooo:paragraph-rsid="003cbe0a" style:font-size-asian="12pt" style:font-weight-asian="normal" style:font-size-complex="12pt" style:font-weight-complex="normal"/>
    </style:style>
    <style:style style:name="P78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471218" officeooo:paragraph-rsid="00471218" style:font-size-asian="12pt" style:font-weight-asian="normal" style:font-size-complex="12pt" style:font-weight-complex="normal"/>
    </style:style>
    <style:style style:name="P79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486109" officeooo:paragraph-rsid="00486109" style:font-size-asian="12pt" style:font-weight-asian="normal" style:font-size-complex="12pt" style:font-weight-complex="normal"/>
    </style:style>
    <style:style style:name="P80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4b96dd" officeooo:paragraph-rsid="004b96dd" style:font-size-asian="12pt" style:font-weight-asian="normal" style:font-size-complex="12pt" style:font-weight-complex="normal"/>
    </style:style>
    <style:style style:name="P81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52a9fa" officeooo:paragraph-rsid="0052a9fa" style:font-size-asian="12pt" style:font-weight-asian="normal" style:font-size-complex="12pt" style:font-weight-complex="normal"/>
    </style:style>
    <style:style style:name="P82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545039" officeooo:paragraph-rsid="00545039" style:font-size-asian="12pt" style:font-weight-asian="normal" style:font-size-complex="12pt" style:font-weight-complex="normal"/>
    </style:style>
    <style:style style:name="P83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5c7043" officeooo:paragraph-rsid="005c7043" style:font-size-asian="12pt" style:font-weight-asian="normal" style:font-size-complex="12pt" style:font-weight-complex="normal"/>
    </style:style>
    <style:style style:name="P84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5d6883" officeooo:paragraph-rsid="005ec0c0" style:font-size-asian="12pt" style:font-weight-asian="normal" style:font-size-complex="12pt" style:font-weight-complex="normal"/>
    </style:style>
    <style:style style:name="P85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792076" officeooo:paragraph-rsid="00792076" style:font-size-asian="12pt" style:font-weight-asian="normal" style:font-size-complex="12pt" style:font-weight-complex="normal"/>
    </style:style>
    <style:style style:name="P86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7c09f5" officeooo:paragraph-rsid="007c09f5" style:font-size-asian="12pt" style:font-weight-asian="normal" style:font-size-complex="12pt" style:font-weight-complex="normal"/>
    </style:style>
    <style:style style:name="P87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7d44c6" officeooo:paragraph-rsid="007d44c6" style:font-size-asian="12pt" style:font-weight-asian="normal" style:font-size-complex="12pt" style:font-weight-complex="normal"/>
    </style:style>
    <style:style style:name="P88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80466a" officeooo:paragraph-rsid="0080466a" style:font-size-asian="12pt" style:font-weight-asian="normal" style:font-size-complex="12pt" style:font-weight-complex="normal"/>
    </style:style>
    <style:style style:name="P89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bold" officeooo:rsid="000f9c3d" officeooo:paragraph-rsid="000f9c3d" style:font-size-asian="12pt" style:font-weight-asian="bold" style:font-size-complex="12pt" style:font-weight-complex="bold"/>
    </style:style>
    <style:style style:name="P90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bold" officeooo:rsid="0025aba2" officeooo:paragraph-rsid="0025aba2" style:font-size-asian="12pt" style:font-weight-asian="bold" style:font-size-complex="12pt" style:font-weight-complex="bold"/>
    </style:style>
    <style:style style:name="P91" style:family="paragraph" style:parent-style-name="Preformatted_20_Text">
      <style:text-properties style:use-window-font-color="true" loext:opacity="0%" style:font-name="Times New Roman" fo:font-size="12pt" style:text-underline-style="none" fo:font-weight="normal" officeooo:rsid="00103cfe" officeooo:paragraph-rsid="00103cfe" style:font-size-asian="10.5pt" style:font-weight-asian="normal" style:font-size-complex="12pt" style:font-weight-complex="normal"/>
    </style:style>
    <style:style style:name="P92" style:family="paragraph" style:parent-style-name="Preformatted_20_Text">
      <style:text-properties style:use-window-font-color="true" loext:opacity="0%" style:font-name="Times New Roman" fo:font-size="12pt" style:text-underline-style="none" fo:font-weight="normal" officeooo:paragraph-rsid="0015c4a4" style:font-size-asian="12pt" style:font-weight-asian="normal" style:font-size-complex="12pt" style:font-weight-complex="normal"/>
    </style:style>
    <style:style style:name="P93" style:family="paragraph" style:parent-style-name="Preformatted_20_Text">
      <style:text-properties style:use-window-font-color="true" loext:opacity="0%" style:font-name="Times New Roman" fo:font-size="12pt" style:text-underline-style="none" fo:font-weight="normal" officeooo:rsid="00742eb8" officeooo:paragraph-rsid="00742eb8" style:font-size-asian="12pt" style:font-weight-asian="normal" style:font-size-complex="12pt" style:font-weight-complex="normal"/>
    </style:style>
    <style:style style:name="P94" style:family="paragraph" style:parent-style-name="Preformatted_20_Text">
      <style:paragraph-properties>
        <style:tab-stops>
          <style:tab-stop style:position="13.912cm"/>
        </style:tab-stops>
      </style:paragraph-properties>
      <style:text-properties style:use-window-font-color="true" loext:opacity="0%" style:font-name="Times New Roman" fo:font-size="12pt" style:text-underline-style="none" fo:font-weight="bold" officeooo:rsid="0098893c" officeooo:paragraph-rsid="0098893c" style:font-size-asian="12pt" style:font-weight-asian="bold" style:font-size-complex="12pt" style:font-weight-complex="bold"/>
    </style:style>
    <style:style style:name="P95" style:family="paragraph" style:parent-style-name="Preformatted_20_Text">
      <style:text-properties style:use-window-font-color="true" loext:opacity="0%" style:text-position="sub 58%" style:font-name="Times New Roman" fo:font-size="12pt" style:text-underline-style="none" fo:font-weight="normal" officeooo:rsid="000f9c3d" officeooo:paragraph-rsid="000f9c3d" style:font-size-asian="12pt" style:font-weight-asian="normal" style:font-size-complex="12pt" style:font-weight-complex="normal"/>
    </style:style>
    <style:style style:name="P96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2.25pt" style:font-weight-asian="bold" style:font-size-complex="14pt" style:font-weight-complex="bold"/>
    </style:style>
    <style:style style:name="P97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2.25pt" style:font-weight-asian="bold" style:font-size-complex="14pt" style:font-weight-complex="bold"/>
    </style:style>
    <style:style style:name="P98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99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4pt" style:font-weight-asian="bold" style:font-size-complex="14pt" style:font-weight-complex="bold"/>
    </style:style>
    <style:style style:name="P100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4pt" style:font-weight-asian="bold" style:font-size-complex="14pt" style:font-weight-complex="bold"/>
    </style:style>
    <style:style style:name="P101" style:family="paragraph" style:parent-style-name="Preformatted_20_Text">
      <style:text-properties fo:color="#bf0041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102" style:family="paragraph" style:parent-style-name="Preformatted_20_Text">
      <style:text-properties fo:color="#158466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103" style:family="paragraph" style:parent-style-name="Preformatted_20_Text">
      <style:text-properties fo:color="#158466" loext:opacity="100%" style:font-name="Times New Roman" fo:font-size="12pt" style:text-underline-style="none" fo:font-weight="bold" officeooo:rsid="00565cde" officeooo:paragraph-rsid="00565cde" style:font-size-asian="12pt" style:font-weight-asian="bold" style:font-size-complex="12pt" style:font-weight-complex="bold"/>
    </style:style>
    <style:style style:name="P104" style:family="paragraph" style:parent-style-name="Preformatted_20_Text">
      <style:text-properties fo:color="#158466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4pt" style:font-weight-asian="bold" style:font-size-complex="14pt" style:font-weight-complex="bold"/>
    </style:style>
    <style:style style:name="P105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2.25pt" style:font-weight-asian="bold" style:font-size-complex="14pt" style:font-weight-complex="bold"/>
    </style:style>
    <style:style style:name="P106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2.25pt" style:font-weight-asian="bold" style:font-size-complex="14pt" style:font-weight-complex="bold"/>
    </style:style>
    <style:style style:name="P107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108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4pt" style:font-weight-asian="bold" style:font-size-complex="14pt" style:font-weight-complex="bold"/>
    </style:style>
    <style:style style:name="P109" style:family="paragraph" style:parent-style-name="Preformatted_20_Text">
      <style:text-properties fo:color="#acb20c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110" style:family="paragraph" style:parent-style-name="Preformatted_20_Text">
      <style:text-properties fo:color="#acb20c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111" style:family="paragraph" style:parent-style-name="Preformatted_20_Text">
      <style:text-properties fo:color="#729fcf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112" style:family="paragraph" style:parent-style-name="Preformatted_20_Text">
      <style:text-properties fo:color="#729fcf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113" style:family="paragraph" style:parent-style-name="Preformatted_20_Text">
      <style:text-properties fo:color="#ff8000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4pt" style:font-weight-asian="bold" style:font-size-complex="14pt" style:font-weight-complex="bold"/>
    </style:style>
    <style:style style:name="P114" style:family="paragraph" style:parent-style-name="Preformatted_20_Text">
      <style:text-properties fo:color="#ff8000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115" style:family="paragraph" style:parent-style-name="Preformatted_20_Text">
      <style:text-properties officeooo:paragraph-rsid="0049f325"/>
    </style:style>
    <style:style style:name="P116" style:family="paragraph" style:parent-style-name="Preformatted_20_Text">
      <style:text-properties fo:color="#ff0000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117" style:family="paragraph" style:parent-style-name="Preformatted_20_Text">
      <style:text-properties fo:color="#808080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4pt" style:font-weight-asian="bold" style:font-size-complex="14pt" style:font-weight-complex="bold"/>
    </style:style>
    <style:style style:name="P118" style:family="paragraph" style:parent-style-name="Preformatted_20_Text" style:list-style-name="L1">
      <style:text-properties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119" style:family="paragraph" style:parent-style-name="Preformatted_20_Text" style:list-style-name="L2">
      <style:text-properties style:text-position="0% 100%"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120" style:family="paragraph" style:parent-style-name="Preformatted_20_Text" style:list-style-name="L3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121" style:family="paragraph" style:parent-style-name="Preformatted_20_Text" style:list-style-name="L5">
      <style:text-properties style:use-window-font-color="true" loext:opacity="0%" style:text-position="0% 100%" style:font-name="Times New Roman" fo:font-size="12pt" style:text-underline-style="none" fo:font-weight="normal" officeooo:rsid="0021e9c6" officeooo:paragraph-rsid="0021e9c6" style:font-size-asian="12pt" style:font-weight-asian="normal" style:font-size-complex="12pt" style:font-weight-complex="normal"/>
    </style:style>
    <style:style style:name="P122" style:family="paragraph" style:parent-style-name="Preformatted_20_Text" style:list-style-name="L6">
      <style:text-properties style:use-window-font-color="true" loext:opacity="0%" style:text-position="0% 100%" style:font-name="Times New Roman" fo:font-size="12pt" style:text-underline-style="none" fo:font-weight="normal" officeooo:rsid="0021e9c6" officeooo:paragraph-rsid="0021e9c6" style:font-size-asian="12pt" style:font-weight-asian="normal" style:font-size-complex="12pt" style:font-weight-complex="normal"/>
    </style:style>
    <style:style style:name="P123" style:family="paragraph" style:parent-style-name="Preformatted_20_Text" style:list-style-name="L7">
      <style:text-properties style:use-window-font-color="true" loext:opacity="0%" style:text-position="0% 100%" style:font-name="Times New Roman" fo:font-size="12pt" style:text-underline-style="none" fo:font-weight="normal" officeooo:rsid="00471218" officeooo:paragraph-rsid="00471218" style:font-size-asian="12pt" style:font-weight-asian="normal" style:font-size-complex="12pt" style:font-weight-complex="normal"/>
    </style:style>
    <style:style style:name="P124" style:family="paragraph" style:parent-style-name="Preformatted_20_Text" style:list-style-name="L4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0.5pt" style:font-weight-asian="normal" style:font-size-complex="12pt" style:font-weight-complex="normal"/>
    </style:style>
    <style:style style:name="P125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794fdb" officeooo:paragraph-rsid="00794fdb" style:font-size-asian="10.5pt" style:font-weight-asian="normal" style:font-size-complex="12pt" style:font-weight-complex="normal"/>
    </style:style>
    <style:style style:name="P126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80466a" officeooo:paragraph-rsid="0080466a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da454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0da454"/>
    </style:style>
    <style:style style:name="T6" style:family="text">
      <style:text-properties style:text-position="sub 58%" fo:font-style="normal" style:text-underline-style="none" fo:font-weight="normal" officeooo:rsid="000da454" style:font-style-asian="normal" style:font-weight-asian="normal" style:font-style-complex="normal" style:font-weight-complex="normal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style:text-position="sub 58%" style:text-underline-style="none"/>
    </style:style>
    <style:style style:name="T9" style:family="text">
      <style:text-properties style:text-position="sub 58%" style:text-underline-style="none" officeooo:rsid="00294789"/>
    </style:style>
    <style:style style:name="T10" style:family="text">
      <style:text-properties style:text-position="sub 58%" style:text-underline-style="none" officeooo:rsid="002ae695"/>
    </style:style>
    <style:style style:name="T11" style:family="text">
      <style:text-properties style:text-position="sub 58%" style:text-underline-style="none" officeooo:rsid="002bee5d"/>
    </style:style>
    <style:style style:name="T12" style:family="text">
      <style:text-properties style:text-position="sub 58%" style:text-underline-style="none" officeooo:rsid="002f1b2d"/>
    </style:style>
    <style:style style:name="T13" style:family="text">
      <style:text-properties style:text-position="sub 58%" style:text-underline-style="none" officeooo:rsid="00368907"/>
    </style:style>
    <style:style style:name="T14" style:family="text">
      <style:text-properties style:text-position="sub 58%" style:text-underline-style="none" officeooo:rsid="005ea279"/>
    </style:style>
    <style:style style:name="T15" style:family="text">
      <style:text-properties style:text-position="sub 58%" style:text-underline-style="none" officeooo:rsid="0060b847"/>
    </style:style>
    <style:style style:name="T16" style:family="text">
      <style:text-properties style:text-position="sub 58%" style:text-underline-style="none" officeooo:rsid="00816aec"/>
    </style:style>
    <style:style style:name="T17" style:family="text">
      <style:text-properties style:text-position="sub 58%" officeooo:rsid="00386eb3"/>
    </style:style>
    <style:style style:name="T18" style:family="text">
      <style:text-properties style:text-position="sub 58%" officeooo:rsid="0043ed92"/>
    </style:style>
    <style:style style:name="T19" style:family="text">
      <style:text-properties style:text-position="sub 58%" officeooo:rsid="005d44f1"/>
    </style:style>
    <style:style style:name="T20" style:family="text">
      <style:text-properties style:text-position="sub 58%" officeooo:rsid="006d060b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0f9c3d"/>
    </style:style>
    <style:style style:name="T23" style:family="text">
      <style:text-properties style:text-underline-style="solid" style:text-underline-width="auto" style:text-underline-color="font-color" officeooo:rsid="001ead3e"/>
    </style:style>
    <style:style style:name="T24" style:family="text">
      <style:text-properties style:text-underline-style="solid" style:text-underline-width="auto" style:text-underline-color="font-color" officeooo:rsid="0021e9c6"/>
    </style:style>
    <style:style style:name="T25" style:family="text">
      <style:text-properties style:text-underline-style="solid" style:text-underline-width="auto" style:text-underline-color="font-color" officeooo:rsid="00424960"/>
    </style:style>
    <style:style style:name="T26" style:family="text">
      <style:text-properties style:text-underline-style="solid" style:text-underline-width="auto" style:text-underline-color="font-color" officeooo:rsid="007c09f5"/>
    </style:style>
    <style:style style:name="T27" style:family="text">
      <style:text-properties officeooo:rsid="000da454"/>
    </style:style>
    <style:style style:name="T28" style:family="text">
      <style:text-properties style:text-position="0% 100%" officeooo:rsid="000da454"/>
    </style:style>
    <style:style style:name="T29" style:family="text">
      <style:text-properties style:text-position="0% 100%" fo:font-style="normal" style:text-underline-style="none" fo:font-weight="normal" officeooo:rsid="000da454" style:font-style-asian="normal" style:font-weight-asian="normal" style:font-style-complex="normal" style:font-weight-complex="normal"/>
    </style:style>
    <style:style style:name="T30" style:family="text">
      <style:text-properties style:text-position="0% 100%" style:text-underline-style="none" officeooo:rsid="00816aec"/>
    </style:style>
    <style:style style:name="T31" style:family="text">
      <style:text-properties fo:color="#00a933" loext:opacity="100%" fo:font-size="14pt" style:font-size-asian="14pt" style:font-size-complex="14pt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ead3e" style:font-weight-asian="bold" style:font-weight-complex="bold"/>
    </style:style>
    <style:style style:name="T34" style:family="text">
      <style:text-properties fo:font-weight="bold" officeooo:rsid="00565cde" style:font-weight-asian="bold" style:font-weight-complex="bold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23fe3f"/>
    </style:style>
    <style:style style:name="T37" style:family="text">
      <style:text-properties style:text-underline-style="none" officeooo:rsid="00294789"/>
    </style:style>
    <style:style style:name="T38" style:family="text">
      <style:text-properties style:text-underline-style="none" officeooo:rsid="002a73e5"/>
    </style:style>
    <style:style style:name="T39" style:family="text">
      <style:text-properties style:text-underline-style="none" officeooo:rsid="002ae695"/>
    </style:style>
    <style:style style:name="T40" style:family="text">
      <style:text-properties style:text-underline-style="none" officeooo:rsid="002bee5d"/>
    </style:style>
    <style:style style:name="T41" style:family="text">
      <style:text-properties style:text-underline-style="none" officeooo:rsid="002db8e3"/>
    </style:style>
    <style:style style:name="T42" style:family="text">
      <style:text-properties style:text-underline-style="none" officeooo:rsid="002f1b2d"/>
    </style:style>
    <style:style style:name="T43" style:family="text">
      <style:text-properties style:text-underline-style="none" officeooo:rsid="00305deb"/>
    </style:style>
    <style:style style:name="T44" style:family="text">
      <style:text-properties style:text-underline-style="none" officeooo:rsid="003cbe0a"/>
    </style:style>
    <style:style style:name="T45" style:family="text">
      <style:text-properties style:text-underline-style="none" officeooo:rsid="004db368"/>
    </style:style>
    <style:style style:name="T46" style:family="text">
      <style:text-properties style:text-underline-style="none" officeooo:rsid="00507a1a"/>
    </style:style>
    <style:style style:name="T47" style:family="text">
      <style:text-properties style:text-underline-style="none" officeooo:rsid="005ea279"/>
    </style:style>
    <style:style style:name="T48" style:family="text">
      <style:text-properties style:text-underline-style="none" officeooo:rsid="005feb16"/>
    </style:style>
    <style:style style:name="T49" style:family="text">
      <style:text-properties style:text-underline-style="none" officeooo:rsid="0060b847"/>
    </style:style>
    <style:style style:name="T50" style:family="text">
      <style:text-properties style:text-underline-style="none" officeooo:rsid="0061647d"/>
    </style:style>
    <style:style style:name="T51" style:family="text">
      <style:text-properties style:text-underline-style="none" officeooo:rsid="00816aec"/>
    </style:style>
    <style:style style:name="T52" style:family="text">
      <style:text-properties style:text-underline-style="none" officeooo:rsid="00934c62"/>
    </style:style>
    <style:style style:name="T53" style:family="text">
      <style:text-properties officeooo:rsid="000f9c3d"/>
    </style:style>
    <style:style style:name="T54" style:family="text">
      <style:text-properties officeooo:rsid="00103cfe"/>
    </style:style>
    <style:style style:name="T55" style:family="text">
      <style:text-properties style:use-window-font-color="true" loext:opacity="0%"/>
    </style:style>
    <style:style style:name="T56" style:family="text">
      <style:text-properties style:use-window-font-color="true" loext:opacity="0%" officeooo:rsid="001ead3e"/>
    </style:style>
    <style:style style:name="T57" style:family="text">
      <style:text-properties style:use-window-font-color="true" loext:opacity="0%" fo:font-weight="bold" style:font-weight-asian="bold" style:font-weight-complex="bold"/>
    </style:style>
    <style:style style:name="T58" style:family="text">
      <style:text-properties style:use-window-font-color="true" loext:opacity="0%" fo:font-weight="bold" officeooo:rsid="001ead3e" style:font-weight-asian="bold" style:font-weight-complex="bold"/>
    </style:style>
    <style:style style:name="T59" style:family="text">
      <style:text-properties style:use-window-font-color="true" loext:opacity="0%" style:text-position="0% 100%" style:font-name="Times New Roman" fo:font-size="12pt" style:text-underline-style="none" fo:font-weight="normal" officeooo:rsid="0049f325" style:font-size-asian="12pt" style:font-weight-asian="normal" style:font-size-complex="12pt" style:font-weight-complex="normal"/>
    </style:style>
    <style:style style:name="T60" style:family="text">
      <style:text-properties style:use-window-font-color="true" loext:opacity="0%" style:text-position="0% 100%" style:font-name="Times New Roman" fo:font-size="12pt" style:text-underline-style="none" fo:font-weight="normal" officeooo:rsid="004b96dd" style:font-size-asian="12pt" style:font-weight-asian="normal" style:font-size-complex="12pt" style:font-weight-complex="normal"/>
    </style:style>
    <style:style style:name="T61" style:family="text">
      <style:text-properties style:use-window-font-color="true" loext:opacity="0%" style:text-position="sub 58%" style:font-name="Times New Roman" fo:font-size="12pt" style:text-underline-style="none" fo:font-weight="normal" officeooo:rsid="0049f325" style:font-size-asian="12pt" style:font-weight-asian="normal" style:font-size-complex="12pt" style:font-weight-complex="normal"/>
    </style:style>
    <style:style style:name="T62" style:family="text">
      <style:text-properties style:use-window-font-color="true" loext:opacity="0%" style:text-position="sub 58%" style:font-name="Times New Roman" fo:font-size="12pt" style:text-underline-style="none" fo:font-weight="normal" officeooo:rsid="004b96dd" style:font-size-asian="12pt" style:font-weight-asian="normal" style:font-size-complex="12pt" style:font-weight-complex="normal"/>
    </style:style>
    <style:style style:name="T63" style:family="text">
      <style:text-properties style:use-window-font-color="true" loext:opacity="0%" fo:font-weight="normal" style:font-weight-asian="normal" style:font-weight-complex="normal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1ead3e" style:font-style-asian="normal" style:font-style-complex="normal"/>
    </style:style>
    <style:style style:name="T66" style:family="text">
      <style:text-properties fo:font-style="normal" officeooo:rsid="0021e9c6" style:font-style-asian="normal" style:font-style-complex="normal"/>
    </style:style>
    <style:style style:name="T67" style:family="text">
      <style:text-properties fo:font-style="normal" officeooo:rsid="0015c4a4" style:font-style-asian="normal" style:font-style-complex="normal"/>
    </style:style>
    <style:style style:name="T68" style:family="text">
      <style:text-properties fo:font-style="normal" officeooo:rsid="007647a9" style:font-style-asian="normal" style:font-style-complex="normal"/>
    </style:style>
    <style:style style:name="T69" style:family="text">
      <style:text-properties fo:font-style="normal" officeooo:rsid="00765c39" style:font-style-asian="normal" style:font-style-complex="normal"/>
    </style:style>
    <style:style style:name="T70" style:family="text">
      <style:text-properties officeooo:rsid="00171877"/>
    </style:style>
    <style:style style:name="T71" style:family="text">
      <style:text-properties officeooo:rsid="00175bea"/>
    </style:style>
    <style:style style:name="T72" style:family="text">
      <style:text-properties officeooo:rsid="001ead3e"/>
    </style:style>
    <style:style style:name="T73" style:family="text">
      <style:text-properties fo:color="#800080" loext:opacity="100%" fo:font-weight="bold" officeooo:rsid="001ead3e" style:font-weight-asian="bold" style:font-weight-complex="bold"/>
    </style:style>
    <style:style style:name="T74" style:family="text">
      <style:text-properties fo:color="#bf0041" loext:opacity="100%" fo:font-weight="bold" style:font-weight-asian="bold" style:font-weight-complex="bold"/>
    </style:style>
    <style:style style:name="T75" style:family="text">
      <style:text-properties officeooo:rsid="002029bb"/>
    </style:style>
    <style:style style:name="T76" style:family="text">
      <style:text-properties officeooo:rsid="0021e9c6"/>
    </style:style>
    <style:style style:name="T77" style:family="text">
      <style:text-properties officeooo:rsid="00386eb3"/>
    </style:style>
    <style:style style:name="T78" style:family="text">
      <style:text-properties officeooo:rsid="0038701c"/>
    </style:style>
    <style:style style:name="T79" style:family="text">
      <style:text-properties officeooo:rsid="0038b115"/>
    </style:style>
    <style:style style:name="T80" style:family="text">
      <style:text-properties officeooo:rsid="003bda41"/>
    </style:style>
    <style:style style:name="T81" style:family="text">
      <style:text-properties officeooo:rsid="003fcef6"/>
    </style:style>
    <style:style style:name="T82" style:family="text">
      <style:text-properties officeooo:rsid="00424960"/>
    </style:style>
    <style:style style:name="T83" style:family="text">
      <style:text-properties officeooo:rsid="0043ed92"/>
    </style:style>
    <style:style style:name="T84" style:family="text">
      <style:text-properties officeooo:rsid="0046cf3f"/>
    </style:style>
    <style:style style:name="T85" style:family="text">
      <style:text-properties officeooo:rsid="0047a304"/>
    </style:style>
    <style:style style:name="T86" style:family="text">
      <style:text-properties officeooo:rsid="0053c7d7"/>
    </style:style>
    <style:style style:name="T87" style:family="text">
      <style:text-properties officeooo:rsid="00540e6b"/>
    </style:style>
    <style:style style:name="T88" style:family="text">
      <style:text-properties officeooo:rsid="0055da44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9c2ee6" style:font-weight-asian="normal" style:font-weight-complex="normal"/>
    </style:style>
    <style:style style:name="T91" style:family="text">
      <style:text-properties officeooo:rsid="005a5ff2"/>
    </style:style>
    <style:style style:name="T92" style:family="text">
      <style:text-properties officeooo:rsid="005d44f1"/>
    </style:style>
    <style:style style:name="T93" style:family="text">
      <style:text-properties officeooo:rsid="005d6883"/>
    </style:style>
    <style:style style:name="T94" style:family="text">
      <style:text-properties fo:font-style="italic" officeooo:rsid="0015c4a4" style:font-style-asian="italic" style:font-style-complex="italic"/>
    </style:style>
    <style:style style:name="T95" style:family="text">
      <style:text-properties officeooo:rsid="0068231c"/>
    </style:style>
    <style:style style:name="T96" style:family="text">
      <style:text-properties officeooo:rsid="006b780d"/>
    </style:style>
    <style:style style:name="T97" style:family="text">
      <style:text-properties officeooo:rsid="006d060b"/>
    </style:style>
    <style:style style:name="T98" style:family="text">
      <style:text-properties officeooo:rsid="006f2583"/>
    </style:style>
    <style:style style:name="T99" style:family="text">
      <style:text-properties officeooo:rsid="0061647d"/>
    </style:style>
    <style:style style:name="T100" style:family="text">
      <style:text-properties officeooo:rsid="00507a1a"/>
    </style:style>
    <style:style style:name="T101" style:family="text">
      <style:text-properties officeooo:rsid="007c09f5"/>
    </style:style>
    <style:style style:name="T102" style:family="text">
      <style:text-properties officeooo:rsid="007d44c6"/>
    </style:style>
    <style:style style:name="T103" style:family="text">
      <style:text-properties officeooo:rsid="00835609"/>
    </style:style>
    <style:style style:name="T104" style:family="text">
      <style:text-properties officeooo:rsid="008473c2"/>
    </style:style>
    <style:style style:name="T105" style:family="text">
      <style:text-properties officeooo:rsid="00847630"/>
    </style:style>
    <style:style style:name="T106" style:family="text">
      <style:text-properties officeooo:rsid="00851e4a"/>
    </style:style>
    <style:style style:name="T107" style:family="text">
      <style:text-properties officeooo:rsid="00878a90"/>
    </style:style>
    <style:style style:name="T108" style:family="text">
      <style:text-properties officeooo:rsid="008975f5"/>
    </style:style>
    <style:style style:name="T109" style:family="text">
      <style:text-properties officeooo:rsid="008bc8f1"/>
    </style:style>
    <style:style style:name="T110" style:family="text">
      <style:text-properties officeooo:rsid="008db217"/>
    </style:style>
    <style:style style:name="T111" style:family="text">
      <style:text-properties officeooo:rsid="008db25e"/>
    </style:style>
    <style:style style:name="T112" style:family="text">
      <style:text-properties officeooo:rsid="0094945f"/>
    </style:style>
    <style:style style:name="T113" style:family="text">
      <style:text-properties fo:color="#808080" loext:opacity="100%"/>
    </style:style>
    <style:style style:name="T114" style:family="text">
      <style:text-properties officeooo:rsid="009c2ee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Toto jsou vyřešené otázky z anorganiky (chemie). Otázky pocházejí ze souboru anorganika.txt, jehož autorem je pan Ladislav Trnka.</text:p>
      <text:p text:style-name="P91">Otázky byly vyřešeny Pavlem Vránou pomocí videí, jejichž autorem je opět pan Ladislav Trnka.</text:p>
      <text:p text:style-name="P91">Soubor podléhá licenci GNU General Public Licence v3.0</text:p>
      <text:p text:style-name="P19"/>
      <text:p text:style-name="P21"><text:span text:style-name="T33">tmavě </text:span><text:span text:style-name="T32">modře</text:span> <text:span text:style-name="T56">a</text:span><text:span text:style-name="T58"> písmenem H </text:span><text:span text:style-name="T56">j</text:span><text:span text:style-name="T55">sou označeny otázky týkající se vodíku</text:span></text:p>
      <text:p text:style-name="P102"><text:span text:style-name="T34">světle </text:span><text:span text:style-name="T32">zeleně</text:span> <text:span text:style-name="T56">a </text:span><text:span text:style-name="T58">písmenem O </text:span><text:span text:style-name="T55">jsou označeny otázky týkající se vodíku</text:span></text:p>
      <text:p text:style-name="P101"><text:span text:style-name="T73">fialově</text:span> <text:span text:style-name="T56">a </text:span><text:span text:style-name="T58">písmenem X </text:span><text:span text:style-name="T55">jsou označeny otázky týkající se halogenů</text:span></text:p>
      <text:p text:style-name="P110"><text:span text:style-name="T32">žlutě</text:span> <text:span text:style-name="T55">a </text:span><text:span text:style-name="T57">písmenem S </text:span><text:span text:style-name="T55">jsou označeny otázky týkající se síry</text:span></text:p>
      <text:p text:style-name="P112"><text:span text:style-name="T32">světle modře</text:span> <text:span text:style-name="T55">a </text:span><text:span text:style-name="T57">písmenem N </text:span><text:span text:style-name="T55">jsou označeny otázky týkající se dusíku</text:span></text:p>
      <text:p text:style-name="P114"><text:span text:style-name="T32">oranžově</text:span> <text:span text:style-name="T55">a </text:span><text:span text:style-name="T57">písmenem P </text:span><text:span text:style-name="T55">jsou označeny otázky týkající se fosforu</text:span></text:p>
      <text:p text:style-name="P103">tmavě zeleně<text:span text:style-name="T89"> </text:span><text:span text:style-name="T63">a </text:span><text:span text:style-name="T55">písmeny As </text:span><text:span text:style-name="T63">je označena otázka týkající se arsenu</text:span></text:p>
      <text:p text:style-name="P116"><text:span text:style-name="T74">červeně</text:span> <text:span text:style-name="T55">a </text:span><text:span text:style-name="T57">písmenem C </text:span><text:span text:style-name="T55">jsou označeny otázky týkající se uhlíku</text:span></text:p>
      <text:p text:style-name="P94"><text:span text:style-name="T113">šedě</text:span><text:span text:style-name="T89"> a </text:span><text:span text:style-name="T114">znakem ?</text:span><text:span text:style-name="T89"> je značena otázka týkající se </text:span><text:span text:style-name="T90">?</text:span></text:p>
      <text:p text:style-name="P19"/>
      <text:p text:style-name="P92"><text:span text:style-name="T94">kurzívou </text:span><text:span text:style-name="T67">je napsány doplňující informace </text:span><text:span text:style-name="T66">(ty však v testu nebudou)</text:span><text:span text:style-name="T67"> </text:span><text:span text:style-name="T65">nebo jiné možn</text:span><text:span text:style-name="T66">é</text:span><text:span text:style-name="T65"> odpovědi </text:span><text:span text:style-name="T66">na otázky</text:span><text:span text:style-name="T65"> (</text:span><text:span text:style-name="T66">ty však nemají vypracované </text:span><text:span text:style-name="T65">řešení)</text:span></text:p>
      <text:p text:style-name="P92"/>
      <text:p text:style-name="P93"><text:span text:style-name="T65">V</text:span><text:span text:style-name="T64">AROVÁNÍ: </text:span><text:span text:style-name="T69">O</text:span><text:span text:style-name="T64">tázka týkající se arsenu je v původních otázkách pana Ladislava Trnky označena, že se týká fosforu, </text:span><text:span text:style-name="T68">i když se opravdu týká arsen</text:span><text:span text:style-name="T69">u</text:span><text:span text:style-name="T68">. </text:span><text:span text:style-name="T69">Zde je označena, že se týká arsenu. Totéž se týká otázky ohledně křemíku, která je původně označena, že se týká uhlíku.</text:span></text:p>
      <text:p text:style-name="P19"/>
      <text:p text:style-name="P20"/>
      <text:p text:style-name="P20"/>
      <text:p text:style-name="P19">H Výskyt vodíku v přírodě, jeho izotopy</text:p>
      <text:p text:style-name="P2"/>
      <text:p text:style-name="P7">izotopy</text:p>
      <text:p text:style-name="P2"><text:span text:style-name="T4">1</text:span><text:span text:style-name="T2">1</text:span>H <text:s text:c="11"/>-lehký vodík <text:s text:c="11"/>99.98%</text:p>
      <text:p text:style-name="P2"><text:span text:style-name="T4">1</text:span><text:span text:style-name="T2">2</text:span>H = D <text:s text:c="4"/>-deuterium <text:s text:c="14"/>0.02%</text:p>
      <text:p text:style-name="P2"><text:span text:style-name="T4">1</text:span><text:span text:style-name="T2">3</text:span>H = T <text:s text:c="5"/>-tricium <text:s text:c="18"/>10<text:span text:style-name="T1">-17</text:span>%</text:p>
      <text:p text:style-name="P2"/>
      <text:p text:style-name="P2">nejrozšířenější prvek ve vesmíru; v přírodě se volný nevyskytuje; volný v atmosféře nad 100km <text:span text:style-name="T27">(protože je lehčí než vzduch)</text:span>; součást org. <text:span text:style-name="T27">l</text:span>átek, hydrogensolí, kyselin; celkem asi 0,87% (hm.) Země</text:p>
      <text:p text:style-name="P2"/>
      <text:p text:style-name="P2"/>
      <text:p text:style-name="P19">H Výroba vodíku - popište slovně a chemick<text:span text:style-name="T54">o</text:span>u rovnici alespoň jeden způsob</text:p>
      <text:p text:style-name="P10"/>
      <text:p text:style-name="P4">výroba: elektrolýza taveniny NaCl ,elektrolýza vody, konverze vodního plynu, termický rozklad methanu</text:p>
      <text:p text:style-name="P2"/>
      <text:p text:style-name="P6">Termický rozklad methanu:</text:p>
      <text:p text:style-name="P2"/>
      <text:p text:style-name="P2">rozklad methanu – za teploty 1200˚C <text:span text:style-name="T27">se</text:span> molekula methanu rozbije na uhlík a dva vodíky (uhlík zůstává v podobě sazí, vodík uteče = snadná separace) → CH4</text:p>
      <text:p text:style-name="P2"/>
      <text:p text:style-name="P3"><text:span text:style-name="T27">CH</text:span><text:span text:style-name="T5">4</text:span><text:span text:style-name="T27"> → C + 2H</text:span><text:span text:style-name="T5">2 <text:s text:c="23"/></text:span><text:span text:style-name="T28">t <text:s/>=1200˚C</text:span></text:p>
      <text:p text:style-name="P3"/>
      <text:p text:style-name="P19"><text:soft-page-break/>H Laboratorní příprava vodíku - popište slovně a chemick<text:span text:style-name="T54">o</text:span>u rovnici alespoň jeden způsob</text:p>
      <text:p text:style-name="P2"/>
      <text:p text:style-name="P5">rozpouštění neušlechtilých kovů v kyselině, reakce alkalického kovu s vodou, reakce hydroxidů s neušlechtilými kovy, elektrolýzou vody v Hoffmanové přístroji</text:p>
      <text:p text:style-name="P2"><text:span text:style-name="T21">reakce alkalick</text:span><text:span text:style-name="T24">ého</text:span><text:span text:style-name="T21"> kov</text:span><text:span text:style-name="T24">u</text:span><text:span text:style-name="T21"> s vodou:</text:span></text:p>
      <text:p text:style-name="P2"/>
      <text:p text:style-name="P2">hození alkalického kovu do vody, vzniká hydroxid sodný a vodík</text:p>
      <text:p text:style-name="P2"/>
      <text:p text:style-name="P2">2Na + <text:span text:style-name="T27">2</text:span>H<text:span text:style-name="T4">2</text:span>O → <text:span text:style-name="T27">2</text:span>NaOH + H<text:span text:style-name="T4">2</text:span></text:p>
      <text:p text:style-name="P2"/>
      <text:p text:style-name="P2"/>
      <text:p text:style-name="P19">H Užití vodíku v technické a výrobní praxi</text:p>
      <text:p text:style-name="P1"/>
      <text:list text:style-name="L1">
        <text:list-item>
          <text:p text:style-name="P118">výroba amoniaku, kys. chlorovodíkové </text:p>
        </text:list-item>
        <text:list-item>
          <text:p text:style-name="P118">hydrogenace tuků a jiných org. molekul</text:p>
        </text:list-item>
        <text:list-item>
          <text:p text:style-name="P118">svařování (kyslíkovodíkový plamen)</text:p>
        </text:list-item>
        <text:list-item>
          <text:p text:style-name="P118">Výroba kovů z těžko redukovatelných oxidů</text:p>
        </text:list-item>
      </text:list>
      <text:p text:style-name="P9"/>
      <text:p text:style-name="P12"/>
      <text:p text:style-name="P22">O Výskyt kyslíku v přírodě</text:p>
      <text:p text:style-name="P17"/>
      <text:p text:style-name="P14">Nejrozšířenější prvek v zemské kůře (49%), volný v atmosféře (21%), součást org. i anorg. látek, ve vodě, v živých organismech a rostlinách (= biogenní prvek)</text:p>
      <text:p text:style-name="P14"/>
      <text:p text:style-name="P14"/>
      <text:p text:style-name="P11"><text:span text:style-name="T31">O Výroba kyslíku</text:span> </text:p>
      <text:p text:style-name="P11"/>
      <text:p text:style-name="P14">frakční destilací zkapalněného vzduchu (současně získáváme i dusík)</text:p>
      <text:p text:style-name="P14"/>
      <text:p text:style-name="P14"/>
      <text:p text:style-name="P22">O Laboratorní příprava kyslíku - popište slovní a chemick<text:span text:style-name="T70">o</text:span>u rovnicí alespoň jeden způsob</text:p>
      <text:p text:style-name="P17"/>
      <text:p text:style-name="P15">tepelný rozklad sloučenin, rozpouštění některých oxidů těžkých kovů v kyselinách, rozklad peroxidu vodíku katalyzátory, rozkladem KMnO<text:span text:style-name="T4">4</text:span>, elektrolýzou vody v Hoffmanové přístroji</text:p>
      <text:p text:style-name="P13"/>
      <text:p text:style-name="P13">Rozkladem K<text:span text:style-name="T71">M</text:span>nO<text:span text:style-name="T4">4</text:span>:</text:p>
      <text:p text:style-name="P14"/>
      <text:p text:style-name="P14">Nasypu manganistan draselný do zkumavky nebo do baňky, dám pod to kahan, zahřeju to a hned získávám kyslík, manganistan disproporcionuje na oxid manganičitý a manganan draselný (redoxní reakce)</text:p>
      <text:p text:style-name="P8"><text:span text:style-name="T29"><text:tab/> <text:s text:c="3"/></text:span><text:span text:style-name="T6">T˚C</text:span></text:p>
      <text:p text:style-name="P16">2KMnO<text:span text:style-name="T4">4</text:span> → K<text:span text:style-name="T4">2</text:span>MnO<text:span text:style-name="T4">4</text:span> + MnO<text:span text:style-name="T4">2</text:span> + O<text:span text:style-name="T4">2</text:span></text:p>
      <text:p text:style-name="P24"/>
      <text:p text:style-name="P24"/>
      <text:p text:style-name="P24"/>
      <text:p text:style-name="P24"><text:soft-page-break/>O Užití kyslíku v technické a výrobní praxi</text:p>
      <text:p text:style-name="P18"/>
      <text:list text:style-name="L2">
        <text:list-item>
          <text:p text:style-name="P119">k provedení reakcí, které vyžadují více kyslíku, než je ve vzduchu, v hutnictví k získávání Fe</text:p>
        </text:list-item>
        <text:list-item>
          <text:p text:style-name="P119">Ke svařování a řezání kovů</text:p>
        </text:list-item>
        <text:list-item>
          <text:p text:style-name="P119">Při výrobě celé řady látek (např. H<text:span text:style-name="T4">2</text:span>SO<text:span text:style-name="T4">4</text:span>)</text:p>
        </text:list-item>
        <text:list-item>
          <text:p text:style-name="P119">Ve zdravotnictví</text:p>
        </text:list-item>
        <text:list-item>
          <text:p text:style-name="P119">V letectví a kosmonautice</text:p>
        </text:list-item>
      </text:list>
      <text:p text:style-name="P23"/>
      <text:p text:style-name="P23"/>
      <text:p text:style-name="P23">O Kritéria dělení oxidů - u každé skupiny uveďte alespoň jeden příklad</text:p>
      <text:p text:style-name="P23"/>
      <text:list text:style-name="L3">
        <text:list-item>
          <text:p text:style-name="P120">dělí se dle reakce s vodou na:</text:p>
          <text:list>
            <text:list-item>
              <text:p text:style-name="P120">kyselinotvorné – CO<text:span text:style-name="T4">2</text:span> (oxid uhličitý)</text:p>
            </text:list-item>
            <text:list-item>
              <text:p text:style-name="P120">zásadotvorné - CaO</text:p>
            </text:list-item>
            <text:list-item>
              <text:p text:style-name="P120">amfoterní - ZnO</text:p>
            </text:list-item>
            <text:list-item>
              <text:p text:style-name="P120">netečné – N<text:span text:style-name="T4">2</text:span>O</text:p>
            </text:list-item>
          </text:list>
        </text:list-item>
      </text:list>
      <text:p text:style-name="P26"/>
      <text:p text:style-name="P26"/>
      <text:p text:style-name="P23">O Kyselinotvorné oxidy - na vhodném příkladu demonstrujte jeho reakci s vodou</text:p>
      <text:p text:style-name="P23"/>
      <text:p text:style-name="P27">oxid siřičitý reaguje s vodou, kterou v atmosféře někde potká a pak ten mrak obsahuje kapičky, které jsou velmi kyselé, dříve či později voda spadne na zem → kyselé deště</text:p>
      <text:p text:style-name="P27">příčina kyselých dešťů je přítomnost síry ve formě oxidů v atmosféře</text:p>
      <text:p text:style-name="P27"/>
      <text:p text:style-name="P27">SO<text:span text:style-name="T4">2</text:span> + H<text:span text:style-name="T4">2</text:span>O → H<text:span text:style-name="T4">2</text:span>SO<text:span text:style-name="T4">3</text:span></text:p>
      <text:p text:style-name="P27"/>
      <text:p text:style-name="P27"/>
      <text:p text:style-name="P23">O Zásadotvorné oxidy - na vhodném příkladu demonstrujte jeho reakci s vodou</text:p>
      <text:p text:style-name="P26"/>
      <text:p text:style-name="P27">hašení vápna, pálené vápno získáváme ve vápenkách a hasíme ho vodou, je to nebezpečná reakce</text:p>
      <text:p text:style-name="P27"/>
      <text:p text:style-name="P27">CaO + H<text:span text:style-name="T4">2</text:span>O → Ca(OH)<text:span text:style-name="T4">2</text:span></text:p>
      <text:p text:style-name="P27"/>
      <text:p text:style-name="P27"/>
      <text:p text:style-name="P23">O Uveďte vyčíslenou chemickou reakci přípravy alespoň dvou oxidů</text:p>
      <text:p text:style-name="P23"/>
      <text:p text:style-name="P28">S + O<text:span text:style-name="T4">2</text:span> → SO<text:span text:style-name="T4">2 </text:span></text:p>
      <text:p text:style-name="P28">C + O<text:span text:style-name="T4">2</text:span> → CO<text:span text:style-name="T4">2</text:span></text:p>
      <text:p text:style-name="P27"/>
      <text:p text:style-name="P27"/>
      <text:p text:style-name="P23">O Peroxid vodíku - jeho výroba a využití</text:p>
      <text:p text:style-name="P23"/>
      <text:p text:style-name="P63"><text:span text:style-name="T21">Výroba</text:span>: <text:span text:style-name="T32">rozklad BaO</text:span><text:span text:style-name="T7">2</text:span> zředěnou kys. sírovou</text:p>
      <text:p text:style-name="P63"/>
      <text:p text:style-name="P63">BaO<text:span text:style-name="T4">2</text:span> + H<text:span text:style-name="T4">2</text:span>SO<text:span text:style-name="T4">4</text:span> → BaSO<text:span text:style-name="T4">4</text:span> + H<text:span text:style-name="T4">2</text:span>O<text:span text:style-name="T4">2</text:span></text:p>
      <text:p text:style-name="P63"/>
      <text:p text:style-name="P63"><text:soft-page-break/><text:span text:style-name="T23">Využití:</text:span><text:span text:style-name="T72"> </text:span>Laboratoře (oxidační a redukční účinky), ředěný roztok na čištění ran v lékárničkách (kyslík ve stavu zrodu – působí mikrobicidně na všechny bakterie = <text:span text:style-name="T32">dezinfekce rány</text:span>)</text:p>
      <text:p text:style-name="P63"/>
      <text:p text:style-name="P63"/>
      <text:p text:style-name="P25">O Popište druhy vod z hlediska tvrdosti, čím je tvrdost vody způsobena</text:p>
      <text:p text:style-name="P25"/>
      <text:p text:style-name="P63">Způsobena rozpuštěnými vápenatými a hořečnatými solemi</text:p>
      <text:p text:style-name="P63"/>
      <text:list text:style-name="L4">
        <text:list-item>
          <text:p text:style-name="P124">Přechodná (karbonátová)</text:p>
          <text:list>
            <text:list-item>
              <text:p text:style-name="P124">Lze odstranit varem</text:p>
            </text:list-item>
            <text:list-item>
              <text:p text:style-name="P124">Způsobena Ca(HCO<text:span text:style-name="T4">3</text:span>)<text:span text:style-name="T4">2</text:span> a Mg(HCO<text:span text:style-name="T4">3</text:span>)<text:span text:style-name="T4">2</text:span></text:p>
            </text:list-item>
            <text:list-item>
              <text:p text:style-name="P124">(Varem se rozkládají na uhličitany, které jsou méně rozpustné)</text:p>
            </text:list-item>
          </text:list>
        </text:list-item>
        <text:list-item>
          <text:p text:style-name="P124">Trvalá</text:p>
          <text:list>
            <text:list-item>
              <text:p text:style-name="P124">Nelze odstranit varem</text:p>
            </text:list-item>
            <text:list-item>
              <text:p text:style-name="P124">Způsobena CaSO<text:span text:style-name="T4">4</text:span> a MgSO<text:span text:style-name="T4">4</text:span></text:p>
            </text:list-item>
          </text:list>
        </text:list-item>
      </text:list>
      <text:p text:style-name="P63"/>
      <text:p text:style-name="P63">Celková = Přechodná + Trvalá</text:p>
      <text:p text:style-name="P63"/>
      <text:p text:style-name="P63"/>
      <text:p text:style-name="P25">O Jak je definováno pH a jak se podle něj rozlišují látky kyselé a zásadité</text:p>
      <text:p text:style-name="P25"/>
      <text:p text:style-name="P63">Záporný dekadický logaritmus koncentrace H<text:span text:style-name="T1">+</text:span> iontů</text:p>
      <text:p text:style-name="P63"/>
      <text:p text:style-name="P63">pH &lt; 7<text:tab/><text:tab/>látka je kyselá</text:p>
      <text:p text:style-name="P63">pH &gt; 7<text:tab/><text:tab/>látka je zásaditá</text:p>
      <text:p text:style-name="P63">pH = 7<text:tab/><text:tab/>látka je neutrální</text:p>
      <text:p text:style-name="P63"/>
      <text:p text:style-name="P63"/>
      <text:p text:style-name="P105">X Fyzický vzhled jednotlivých halogenů, jejich účinky na lidský organismus</text:p>
      <text:p text:style-name="P96"/>
      <text:p text:style-name="P64">F, Cl – žlutozelené plyny</text:p>
      <text:p text:style-name="P64">Br – červenohnědá kapalina</text:p>
      <text:p text:style-name="P64">I – fialová pevná látka</text:p>
      <text:p text:style-name="P64"/>
      <text:p text:style-name="P64">Pro všechny platí, že při styku s pokožkou, respektive s vlhkostí na sliznici, oku nebo právě pokožce se tvoří kyselina, která člověka leptá.</text:p>
      <text:p text:style-name="P64"/>
      <text:p text:style-name="P64"/>
      <text:p text:style-name="P106">X Výskyt a výroba fluoru, průmyslové a technické využití jeho a jeho sloučenin</text:p>
      <text:p text:style-name="P97"/>
      <text:p text:style-name="P64"><text:span text:style-name="T21">Výskyt:</text:span> v čisté formě se nevyskytuje, pouze ve formě sloučenin (např. kazivec, kryolit a fluorapatit)</text:p>
      <text:p text:style-name="P64"/>
      <text:p text:style-name="P64"><text:span text:style-name="T21">Výroba:</text:span> elektrolýzou směsi KF a HF (vzniká KHF<text:span text:style-name="T4">2</text:span>)</text:p>
      <text:p text:style-name="P64"/>
      <text:p text:style-name="P66">Jeho využití:<text:span text:style-name="T35"> výroba freonů a dalších polyfluorovaných uhlovodíků</text:span></text:p>
      <text:p text:style-name="P66"><text:line-break/>Využití HF (kyseliny fluorovodíkové):<text:span text:style-name="T35"> příprava freonů, plastů, fluorace alkanů</text:span></text:p>
      <text:p text:style-name="P108"><text:soft-page-break/>X Výskyt chloru a jeho výroba - popište slovně a rovnicemi</text:p>
      <text:p text:style-name="P99"/>
      <text:p text:style-name="P64"><text:span text:style-name="T21">Výskyt:</text:span> samostatně se v přírodě nevyskytuje, je poměrně rozšířený ve formě sloučenin (např. NaCl, <text:tab/> <text:tab/> <text:s/>KCl, mořská voda)</text:p>
      <text:p text:style-name="P64"/>
      <text:p text:style-name="P66">Výroba:<text:span text:style-name="T35"> Elektrolýza roztoku NaCl</text:span></text:p>
      <text:p text:style-name="P64"/>
      <text:p text:style-name="P66"><text:span text:style-name="T35">2NaCl → Cl</text:span><text:span text:style-name="T8">2</text:span><text:span text:style-name="T35"> + 2Na</text:span></text:p>
      <text:p text:style-name="P64"/>
      <text:p text:style-name="P64">Na anodě:<text:tab/>2Cl<text:span text:style-name="T1">-</text:span> - 2e<text:span text:style-name="T1">-</text:span> → Cl<text:span text:style-name="T4">2</text:span></text:p>
      <text:p text:style-name="P64">Na katodě:<text:tab/>Na<text:span text:style-name="T1">+</text:span> + e<text:span text:style-name="T1">-</text:span> → Na<text:span text:style-name="T1">0</text:span></text:p>
      <text:p text:style-name="P64"/>
      <text:p text:style-name="P64"><text:tab/>2Na + 2H<text:span text:style-name="T4">2</text:span>O → 2NaOH + H<text:span text:style-name="T4">2</text:span></text:p>
      <text:p text:style-name="P64"/>
      <text:p text:style-name="P64"/>
      <text:p text:style-name="P106">X Laboratorní příprava chloru - uveďte vyčíslenou chemickou rovnicí alespoň jeden způsob</text:p>
      <text:p text:style-name="P97"/>
      <text:p text:style-name="P64">MnO<text:span text:style-name="T4">2</text:span> <text:s/>+ 4HCl → MnCl<text:span text:style-name="T4">2</text:span> + Cl<text:span text:style-name="T4">2</text:span> + 2H<text:span text:style-name="T4">2</text:span>O</text:p>
      <text:p text:style-name="P64"/>
      <text:p text:style-name="P64"/>
      <text:p text:style-name="P108">X Výroba a využití chlorovodíku</text:p>
      <text:p text:style-name="P99"/>
      <text:p text:style-name="P66">Výroba:<text:span text:style-name="T35"> Přímou syntézou prvků při 2000˚C</text:span></text:p>
      <text:p text:style-name="P66"/>
      <text:p text:style-name="P64"><text:tab/><text:tab/>H<text:span text:style-name="T4">2</text:span> + Cl<text:span text:style-name="T4">2</text:span> → 2HCl</text:p>
      <text:p text:style-name="P64"/>
      <text:p text:style-name="P66">Využití:<text:span text:style-name="T35"> léčiva, barvy, stavební materiály a plasty</text:span></text:p>
      <text:p text:style-name="P66"/>
      <text:p text:style-name="P66"/>
      <text:p text:style-name="P108">X Které znáte oxokyseliny chloru, uveďte příklady technického využití jejich solí</text:p>
      <text:p text:style-name="P99"/>
      <text:p text:style-name="P29">HClO (kys. chlorná), HClO<text:span text:style-name="T4">2</text:span> (kys. c<text:span text:style-name="T72">h</text:span>loritá), HClO<text:span text:style-name="T4">3</text:span> (kys. chlorečná), HClO<text:span text:style-name="T4">4 </text:span>(kys. chloristá)</text:p>
      <text:p text:style-name="P29"/>
      <text:p text:style-name="P29">Chlorové vápno (dezinfekce pro velké plochy)</text:p>
      <text:p text:style-name="P29"/>
      <text:p text:style-name="P29"/>
      <text:p text:style-name="P106">X Jod - výskyt a výrob<text:span text:style-name="T53">a</text:span></text:p>
      <text:p text:style-name="P97"/>
      <text:p text:style-name="P64"><text:span text:style-name="T22">Výskyt:</text:span><text:span text:style-name="T53"> </text:span>Čistý se v přírodě nevyskytuje, <text:span text:style-name="T53">součást mořské vody a čilského ledku</text:span></text:p>
      <text:p text:style-name="P64"/>
      <text:p text:style-name="P65"><text:span text:style-name="T21">Výroba:</text:span> Spalování mořských chaluh, jejich oxidace a následná sublimace z popela</text:p>
      <text:p text:style-name="P65"/>
      <text:p text:style-name="P65"/>
      <text:p text:style-name="P65"><text:s/></text:p>
      <text:p text:style-name="P65"/>
      <text:p text:style-name="P65"/>
      <text:p text:style-name="P107"><text:soft-page-break/>X Definujte pojem esenciální prvek. Uveďte příklady</text:p>
      <text:p text:style-name="P98"/>
      <text:p text:style-name="P35">Prvek nutný pro normální funkci organismu, který může být přijímán pouze prostřednictvím potravy.</text:p>
      <text:p text:style-name="P98"/>
      <text:p text:style-name="P68">Příklady:<text:span text:style-name="T35"> </text:span><text:span text:style-name="T36">Fe, Mg, K, Ca, Zn, Se, I, Cu, Mn, Cr</text:span></text:p>
      <text:p text:style-name="P98"/>
      <text:p text:style-name="P98"/>
      <text:p text:style-name="P109">S Výskyt síry v přírodě, její vliv na život a životní prostředí</text:p>
      <text:p text:style-name="P89"/>
      <text:p text:style-name="P69">Výskyt:</text:p>
      <text:p text:style-name="P31">V elementární formě v oblastech s bohatou vulkanickou činností a v okolí horkých minerálních pramenů, v rudách ve formě sulfidů (pyrit, chalkopyrit, galenit, sfalerit), často doprovází uhlí, v atmosféře ve formě oxidů</text:p>
      <text:p text:style-name="P89"/>
      <text:p text:style-name="P89"/>
      <text:p text:style-name="P69">Vliv na život a životní prostředí:</text:p>
      <text:p text:style-name="P30">Sama o sobě není škodlivá; znečištění <text:span text:style-name="T75">životního prostředí </text:span>oxidy síry <text:span text:style-name="T75">(produkují je např. sopky, hlavně však člověk), síra přítomna v uhlí → </text:span>komplikace spalování uhlí; <text:span text:style-name="T75">oxidy síry doprovází ropu (jsou v benz</text:span><text:span text:style-name="T76">í</text:span><text:span text:style-name="T75">nu) → utíkají ve výfukových plynech</text:span></text:p>
      <text:p text:style-name="P30"><text:span text:style-name="T32">Biogenní prvek</text:span> – síra přítomna v aminokyselinách (tvoří bílkoviny a enzymy), nezbytně nutná k životu</text:p>
      <text:p text:style-name="P89"/>
      <text:p text:style-name="P89"/>
      <text:p text:style-name="P109">S Výroba síry a její využití v průmyslu</text:p>
      <text:p text:style-name="P89"/>
      <text:p text:style-name="P70">Výroba:<text:span text:style-name="T35"> Ze sulfanu izolovaného z ropných vrtů, přímým spalováním:<text:tab/>2H</text:span><text:span text:style-name="T8">2</text:span><text:span text:style-name="T35">S + O</text:span><text:span text:style-name="T8">2</text:span><text:span text:style-name="T35"> → 2S + 2H</text:span><text:span text:style-name="T8">2</text:span><text:span text:style-name="T35">O</text:span></text:p>
      <text:p text:style-name="P70"/>
      <text:p text:style-name="P70">Využití:</text:p>
      <text:list text:style-name="L5">
        <text:list-item>
          <text:p text:style-name="P121">Důležitá surovina v chemickém průmyslu (H<text:span text:style-name="T4">2</text:span>SO<text:span text:style-name="T4">4</text:span>, ...)</text:p>
        </text:list-item>
        <text:list-item>
          <text:p text:style-name="P121">Jako vulkanizační přísada při zpracování kaučuku</text:p>
        </text:list-item>
      </text:list>
      <text:p text:style-name="P89"/>
      <text:p text:style-name="P89"/>
      <text:p text:style-name="P109">S Sulfan - příprava (popište slovně a rovnicí), jeho vlastnosti a kde se s ním lze setkat</text:p>
      <text:p text:style-name="P32"/>
      <text:p text:style-name="P70">Příprava:<text:span text:style-name="T35"> Vytěsněním ze sulfidů silnou kyselinou v Kippově přístroji</text:span></text:p>
      <text:p text:style-name="P34"/>
      <text:p text:style-name="P34"><text:tab/><text:tab/>FeS + 2HCl → FeCl<text:span text:style-name="T4">2</text:span> + H<text:span text:style-name="T4">2</text:span>S</text:p>
      <text:p text:style-name="P34"/>
      <text:p text:style-name="P34"><text:tab/><text:tab/>FeS + H<text:span text:style-name="T4">2</text:span>SO<text:span text:style-name="T4">4</text:span> → FeSO<text:span text:style-name="T4">4</text:span> + H<text:span text:style-name="T4">2</text:span>S</text:p>
      <text:p text:style-name="P33"><text:tab/><text:tab/><text:tab/></text:p>
      <text:p text:style-name="P33"><text:tab/></text:p>
      <text:p text:style-name="P70">Vlastnosti:<text:span text:style-name="T35"> Bezbarvý plyn páchnoucí po zkažených vejcích, jedovatý (0,15% ve vzduchu způsobuje <text:tab/><text:tab/> <text:s text:c="6"/>smrt), páchne jen v nižších koncentracích</text:span></text:p>
      <text:p text:style-name="P32"/>
      <text:p text:style-name="P70">Používá se:<text:span text:style-name="T35"> v analytické chemii</text:span></text:p>
      <text:p text:style-name="P109"><text:soft-page-break/>S Oxidy síry, jejich výroba a vlastnosti a jejich dopad na životní prostředí</text:p>
      <text:p text:style-name="P32"/>
      <text:p text:style-name="P90">SO<text:span text:style-name="T4">2</text:span></text:p>
      <text:p text:style-name="P36"/>
      <text:p text:style-name="P71">Vlastnosti:<text:span text:style-name="T35"> </text:span><text:span text:style-name="T37">bezbarvý plyn štiplavého zápachu, </text:span><text:span text:style-name="T41">při vyšší koncentraci ho necítíme</text:span></text:p>
      <text:p text:style-name="P71"/>
      <text:p text:style-name="P73">Výroba:<text:span text:style-name="T35"> </text:span><text:span text:style-name="T38">hořením síry:<text:tab/></text:span><text:span text:style-name="T39">S + O</text:span><text:span text:style-name="T13">2</text:span><text:span text:style-name="T39"> → SO</text:span><text:span text:style-name="T10">2</text:span><text:span text:style-name="T38"> </text:span></text:p>
      <text:p text:style-name="P38"><text:s text:c="11"/><text:tab/> <text:s/></text:p>
      <text:p text:style-name="P73"><text:span text:style-name="T38"><text:s text:c="14"/>pražením pyritu: <text:s text:c="5"/></text:span><text:span text:style-name="T39">4FeS</text:span><text:span text:style-name="T10">2</text:span><text:span text:style-name="T39"> + 11O</text:span><text:span text:style-name="T10">2</text:span><text:span text:style-name="T39"> → 2Fe</text:span><text:span text:style-name="T10">2</text:span><text:span text:style-name="T39">O</text:span><text:span text:style-name="T10">3</text:span><text:span text:style-name="T39"> + 8SO</text:span><text:span text:style-name="T10">2</text:span></text:p>
      <text:p text:style-name="P71"/>
      <text:p text:style-name="P71">Dopad na životní prostředí:<text:span text:style-name="T35"> </text:span><text:span text:style-name="T41">je toxický, </text:span><text:span text:style-name="T43">hromadí se v ovzduší → vznik kyselých dešťů</text:span></text:p>
      <text:p text:style-name="P36"/>
      <text:p text:style-name="P36"/>
      <text:p text:style-name="P90">SO<text:span text:style-name="T4">3</text:span></text:p>
      <text:p text:style-name="P37"/>
      <text:p text:style-name="P72">Vlastnosti:<text:span text:style-name="T35"> </text:span><text:span text:style-name="T37">existuje ve všech třech skupenstvích; v kapalném a pevném stavu tvoří polymery (SO</text:span><text:span text:style-name="T9">3</text:span><text:span text:style-name="T37">)m, <text:s text:c="4"/><text:tab/> <text:s text:c="6"/>kde m &gt; 3</text:span></text:p>
      <text:p text:style-name="P72"/>
      <text:p text:style-name="P72">Výroba:<text:span text:style-name="T35"> </text:span><text:span text:style-name="T40">Reakcí oxidu siřičitého s kyslíkem:<text:tab/><text:tab/>2SO</text:span><text:span text:style-name="T11">2</text:span><text:span text:style-name="T40"> + O</text:span><text:span text:style-name="T11">2</text:span><text:span text:style-name="T40"> → SO</text:span><text:span text:style-name="T11">3<text:tab/></text:span><text:span text:style-name="T40">katalyzátor: V</text:span><text:span text:style-name="T11">2</text:span><text:span text:style-name="T40">O</text:span><text:span text:style-name="T11">5</text:span><text:span text:style-name="T40">, t = 425˚C</text:span></text:p>
      <text:p text:style-name="P72"/>
      <text:p text:style-name="P74">Dopad na životní prostředí:<text:span text:style-name="T35"> </text:span><text:span text:style-name="T42">nebezpečnější než SO</text:span><text:span text:style-name="T12">2</text:span><text:span text:style-name="T42">, </text:span><text:span text:style-name="T43">hromadí se v ovzduší → vznik kyselých dešťů</text:span></text:p>
      <text:p text:style-name="P75"/>
      <text:p text:style-name="P32"/>
      <text:p text:style-name="P109">S Výroba kyseliny sírové - popište rovnicemi</text:p>
      <text:p text:style-name="P32"/>
      <text:p text:style-name="P34">S + O<text:span text:style-name="T4">2</text:span> → SO<text:span text:style-name="T4">2</text:span></text:p>
      <text:p text:style-name="P34"/>
      <text:p text:style-name="P34">2SO<text:span text:style-name="T4">2</text:span> + O<text:span text:style-name="T4">2</text:span> → 2SO<text:span text:style-name="T4">3</text:span></text:p>
      <text:p text:style-name="P34"/>
      <text:p text:style-name="P34">SO<text:span text:style-name="T4">3</text:span> + H<text:span text:style-name="T4">2</text:span>SO<text:span text:style-name="T4">4</text:span> → H<text:span text:style-name="T4">2</text:span>S<text:span text:style-name="T4">2</text:span>O<text:span text:style-name="T4">7</text:span></text:p>
      <text:p text:style-name="P34"/>
      <text:p text:style-name="P34">H<text:span text:style-name="T4">2</text:span>S<text:span text:style-name="T4">2</text:span>O<text:span text:style-name="T4">7</text:span> + H<text:span text:style-name="T4">2</text:span>O → 2H<text:span text:style-name="T4">2</text:span>SO<text:span text:style-name="T4">4</text:span></text:p>
      <text:p text:style-name="P32"/>
      <text:p text:style-name="P32"/>
      <text:p text:style-name="P109">S Užití kyseliny sírové v chemii a technické prax<text:span text:style-name="T72">i</text:span></text:p>
      <text:p text:style-name="P32"/>
      <text:list text:style-name="L6">
        <text:list-item>
          <text:p text:style-name="P122">syntéza org. látek – sulfonace</text:p>
        </text:list-item>
        <text:list-item>
          <text:p text:style-name="P122">výroba léčiv, výbušnin, barviv, hnojiv, plastů</text:p>
        </text:list-item>
      </text:list>
      <text:p text:style-name="P32"/>
      <text:p text:style-name="P32"/>
      <text:p text:style-name="P111">N Výskyt dusíku v přírodě, jeho důležitost pro život</text:p>
      <text:p text:style-name="P32"/>
      <text:p text:style-name="P39">Výskyt: <text:span text:style-name="T78">č</text:span><text:span text:style-name="T77">istý v atmosféře: 78% objemu, ve sloučeninách: čilský ledek (NaNO</text:span><text:span text:style-name="T17">3</text:span><text:span text:style-name="T77">), sanytr (KNO</text:span><text:span text:style-name="T17">3</text:span><text:span text:style-name="T77">), ledek amonný (NH</text:span><text:span text:style-name="T17">4</text:span><text:span text:style-name="T77">NO</text:span><text:span text:style-name="T17">3</text:span><text:span text:style-name="T77">), </text:span><text:span text:style-name="T78">v organismu v aminokyselinách</text:span></text:p>
      <text:p text:style-name="P39"/>
      <text:p text:style-name="P40">Důležitost pro život: biogenní prvek (<text:span text:style-name="T79">je na něm závislý život</text:span><text:span text:style-name="T80">ě</text:span><text:span text:style-name="T79">, veškeré enzymy, potřeba v DNA, tvoří koloběh v přírodě</text:span>)</text:p>
      <text:p text:style-name="P32"/>
      <text:p text:style-name="P111"><text:soft-page-break/>N Výroba a laboratorní příprava dusíku - přípravu popište chemickými rovnicemi</text:p>
      <text:p text:style-name="P32"/>
      <text:p text:style-name="P76">Výroba:<text:span text:style-name="T35"> frakční destilací zkapalněného vzduchu</text:span></text:p>
      <text:p text:style-name="P77"/>
      <text:p text:style-name="P77">Laboratorní příprava:<text:span text:style-name="T35"> </text:span></text:p>
      <text:p text:style-name="P77"/>
      <text:p text:style-name="P77"><text:span text:style-name="T35">Rozkladem nasyceného roztoku NH</text:span><text:span text:style-name="T8">4</text:span><text:span text:style-name="T35">NO</text:span><text:span text:style-name="T8">2</text:span><text:span text:style-name="T35">,</text:span><text:span text:style-name="T8"> </text:span><text:span text:style-name="T44">při pH nižším než 7,0 nebo při teplotách 60-70˚C</text:span></text:p>
      <text:p text:style-name="P41">NH<text:span text:style-name="T4">4</text:span>NO<text:span text:style-name="T4">2</text:span> → N<text:span text:style-name="T4">2</text:span> + 2H<text:span text:style-name="T4">2</text:span>O</text:p>
      <text:p text:style-name="P41"/>
      <text:p text:style-name="P41">Nebo reakcí chloridu amonného s dusitanem sodným za vyšších teplot:</text:p>
      <text:p text:style-name="P41">NH<text:span text:style-name="T4">4</text:span>Cl + NaNO<text:span text:style-name="T4">2</text:span> → N<text:span text:style-name="T4">2</text:span> + NaCl + H<text:span text:style-name="T4">2</text:span>O</text:p>
      <text:p text:style-name="P32"/>
      <text:p text:style-name="P32"/>
      <text:p text:style-name="P111">N Technicky významn<text:span text:style-name="T95">é</text:span> sloučenin<text:span text:style-name="T95">y</text:span> dusíku a jejich užití</text:p>
      <text:p text:style-name="P95"/>
      <text:p text:style-name="P53">amoniak NH<text:span text:style-name="T4">3</text:span> – chladivo</text:p>
      <text:p text:style-name="P53"/>
      <text:p text:style-name="P53">oxid dusný N<text:span text:style-name="T4">2</text:span>O – <text:span text:style-name="T96">legální drogy, </text:span><text:span text:style-name="T97">součást pohonných plynů do bombiček třeba na tvorbu šlehačky, </text:span>dříve jako anestetikum</text:p>
      <text:p text:style-name="P53"/>
      <text:p text:style-name="P53">HNO<text:span text:style-name="T20">2</text:span><text:span text:style-name="T97"> – </text:span><text:span text:style-name="T98">diazotace –</text:span><text:span text:style-name="T97"> </text:span><text:span text:style-name="T98">v syntéze barviv, léčiv i analytické chemii</text:span></text:p>
      <text:p text:style-name="P53"/>
      <text:p text:style-name="P54">HNO<text:span text:style-name="T20">3</text:span><text:span text:style-name="T97"> – </text:span><text:span text:style-name="T99">pasivace kovů, </text:span><text:span text:style-name="T100">součástí Lučavky Královské </text:span><text:span text:style-name="T99">(ve šperkařství)</text:span></text:p>
      <text:p text:style-name="P32"/>
      <text:p text:style-name="P32"/>
      <text:p text:style-name="P111">N Uveďte alespoň jeden oxid dusíku, jeho laboratorní přípravu popište rovnic<text:span text:style-name="T81">í</text:span></text:p>
      <text:p text:style-name="P42"/>
      <text:p text:style-name="P42">oxid dusný (N<text:span text:style-name="T18">2</text:span>O)</text:p>
      <text:p text:style-name="P42"/>
      <text:p text:style-name="P43"><text:span text:style-name="T25">Laboratorní příprava:</text:span><text:span text:style-name="T82"> </text:span><text:span text:style-name="T83">tepelným rozkladem:<text:tab/><text:tab/></text:span>NH<text:span text:style-name="T4">4</text:span>NO<text:span text:style-name="T4">3</text:span> → N<text:span text:style-name="T4">2</text:span>O + 2H<text:span text:style-name="T4">2</text:span>O</text:p>
      <text:p text:style-name="P32"/>
      <text:p text:style-name="P32"/>
      <text:p text:style-name="P111">N Výroba a příprava amoniaku - popište rovnicemi, jeho technické využití</text:p>
      <text:p text:style-name="P32"/>
      <text:p text:style-name="P79">Výroba:<text:span text:style-name="T35"> N</text:span><text:span text:style-name="T8">2</text:span><text:span text:style-name="T35"> + 3H</text:span><text:span text:style-name="T8">2</text:span><text:span text:style-name="T35"> → 2NH</text:span><text:span text:style-name="T8">3</text:span><text:span text:style-name="T35"><text:tab/><text:tab/><text:tab/>teplota 450˚C, tlak 10-100 MPa, kat. Fe + Al</text:span><text:span text:style-name="T8">2</text:span><text:span text:style-name="T35">O</text:span><text:span text:style-name="T8">3</text:span><text:span text:style-name="T35"> + K</text:span><text:span text:style-name="T8">2</text:span><text:span text:style-name="T35">O</text:span></text:p>
      <text:p text:style-name="P79"/>
      <text:p text:style-name="P79">Laboratorní příprava:</text:p>
      <text:p text:style-name="P79"/>
      <text:p text:style-name="P46">reakcí amonných solí s roztoky silných zásad např.:</text:p>
      <text:p text:style-name="P115"><text:span text:style-name="T59"><text:tab/>NH</text:span><text:span text:style-name="T61">4</text:span><text:span text:style-name="T59">Cl + NaOH → NaCl + NH</text:span><text:span text:style-name="T61">3</text:span><text:span text:style-name="T59"> ↑ </text:span><text:span text:style-name="T60">+ H</text:span><text:span text:style-name="T62">2</text:span><text:span text:style-name="T60">O</text:span></text:p>
      <text:p text:style-name="P32"/>
      <text:p text:style-name="P80">Technické využití:<text:span text:style-name="T35"> </text:span><text:span text:style-name="T45">chladivo</text:span></text:p>
      <text:p text:style-name="P32"/>
      <text:p text:style-name="P32"/>
      <text:p text:style-name="P111">N Význam kyseliny dusité v chemickém průmyslu</text:p>
      <text:p text:style-name="P32"/>
      <text:p text:style-name="P44">diazotace – tato reakce má využití v syntéze barviv, léčiv i analytické chemi<text:span text:style-name="T84">i</text:span></text:p>
      <text:p text:style-name="P32"/>
      <text:p text:style-name="P111"><text:soft-page-break/>N Výroba kyseliny dusičné - popište rovnicemi a její význam pro chemický průmysl</text:p>
      <text:p text:style-name="P32"/>
      <text:list text:style-name="L7">
        <text:list-item>
          <text:p text:style-name="P123">N<text:span text:style-name="T4">2</text:span> + 3H<text:span text:style-name="T4">2</text:span> → 2NH<text:span text:style-name="T4">3</text:span></text:p>
        </text:list-item>
        <text:list-item>
          <text:p text:style-name="P123">4NH<text:span text:style-name="T4">3</text:span> + 5O<text:span text:style-name="T4">2</text:span> → 4NO + 6H<text:span text:style-name="T4">2</text:span>O</text:p>
        </text:list-item>
        <text:list-item>
          <text:p text:style-name="P123">2NO + O<text:span text:style-name="T4">2</text:span> → NO<text:span text:style-name="T4">2</text:span></text:p>
        </text:list-item>
        <text:list-item>
          <text:p text:style-name="P123">2NO<text:span text:style-name="T4">2</text:span> + H<text:span text:style-name="T4">2</text:span>O → HNO<text:span text:style-name="T4">2</text:span> + HNO<text:span text:style-name="T4">3</text:span></text:p>
        </text:list-item>
      </text:list>
      <text:p text:style-name="P45"/>
      <text:p text:style-name="P45">Vzniklá kys. dusitá se rozkládá</text:p>
      <text:p text:style-name="P45">3HNO<text:span text:style-name="T4">2</text:span> → HNO<text:span text:style-name="T4">3</text:span> + 2NO + H<text:span text:style-name="T4">2</text:span>O</text:p>
      <text:p text:style-name="P78"/>
      <text:p text:style-name="P78">Význam pro chemický průmysl:<text:span text:style-name="T35"> </text:span><text:span text:style-name="T50">pasivace kovů, </text:span><text:span text:style-name="T46">součástí Lučavky Královské </text:span><text:span text:style-name="T50">(ve šperkařství)</text:span></text:p>
      <text:p text:style-name="P32"/>
      <text:p text:style-name="P32"/>
      <text:p text:style-name="P111">N Užití dusičnanů, který z nich se těží a jak<text:span text:style-name="T85">é</text:span> jsou jejich triviální názvy</text:p>
      <text:p text:style-name="P32"/>
      <text:p text:style-name="P50">dusičnan sodný <text:span text:style-name="T92">NaNO</text:span><text:span text:style-name="T19">3</text:span> – čilský ledek</text:p>
      <text:p text:style-name="P49">dusičnan draselný <text:span text:style-name="T92">KNO</text:span><text:span text:style-name="T19">3</text:span> – sanyt<text:span text:style-name="T93">r</text:span></text:p>
      <text:p text:style-name="P49"><text:span text:style-name="T91">dusičnan</text:span> amonný – ledek amonný</text:p>
      <text:p text:style-name="P51"/>
      <text:p text:style-name="P84">Užití:<text:span text:style-name="T35"> </text:span><text:span text:style-name="T48">hnojiva, </text:span><text:span text:style-name="T35">výroba střelného prachu </text:span><text:span text:style-name="T47">(KNO</text:span><text:span text:style-name="T14">3</text:span><text:span text:style-name="T47"> a NaNO</text:span><text:span text:style-name="T14">3</text:span><text:span text:style-name="T47">)</text:span><text:span text:style-name="T35">,</text:span><text:span text:style-name="T47"> </text:span><text:span text:style-name="T35">konzervanty </text:span><text:span text:style-name="T47">v</text:span><text:span text:style-name="T35"> masných výrob</text:span><text:span text:style-name="T47">cích</text:span></text:p>
      <text:p text:style-name="P32"/>
      <text:p text:style-name="P83">Těží se:<text:span text:style-name="T35"> </text:span><text:span text:style-name="T49">čilský ledek (dusičnan sodný NaNO</text:span><text:span text:style-name="T15">3</text:span><text:span text:style-name="T49">)</text:span></text:p>
      <text:p text:style-name="P32"/>
      <text:p text:style-name="P32"/>
      <text:p text:style-name="P113">P Fosfor - výskyt a jeho důležitost pro život</text:p>
      <text:p text:style-name="P32"/>
      <text:p text:style-name="P81">Výskyt:<text:span text:style-name="T35"> v kostech a zubech živočichů, součástí řetězce DNA</text:span></text:p>
      <text:p text:style-name="P47"><text:tab/> <text:s/><text:span text:style-name="T87">v minerálech: fluorapatit, chlorapatit, fosforit</text:span></text:p>
      <text:p text:style-name="P32"/>
      <text:p text:style-name="P47"><text:span text:style-name="T21">Důležitost pro život:</text:span> biogenní prvek (<text:span text:style-name="T86">fosfáty – spoje ve vláknech DNA; přenáší energii v těle</text:span>)</text:p>
      <text:p text:style-name="P32"/>
      <text:p text:style-name="P32"/>
      <text:p text:style-name="P113">P Jaký chloridy fosforu znáte a jak reagují s vodou - popište chemickými rovnicemi</text:p>
      <text:p text:style-name="P32"/>
      <text:p text:style-name="P48">PCl<text:span text:style-name="T4">3</text:span> a PCl<text:span text:style-name="T4">5</text:span></text:p>
      <text:p text:style-name="P48"/>
      <text:p text:style-name="P82">S vodou hydrolyzují:</text:p>
      <text:p text:style-name="P48"/>
      <text:p text:style-name="P48">PCl<text:span text:style-name="T4">3</text:span> + 3H<text:span text:style-name="T4">2</text:span>O → H<text:span text:style-name="T4">3</text:span>PO<text:span text:style-name="T4">3</text:span> + 3HCl</text:p>
      <text:p text:style-name="P48">PCl<text:span text:style-name="T4">5</text:span> + 4H<text:span text:style-name="T4">2</text:span>O → H<text:span text:style-name="T4">3</text:span>PO<text:span text:style-name="T4">4</text:span> + 5HCl</text:p>
      <text:p text:style-name="P32"/>
      <text:p text:style-name="P32"/>
      <text:p text:style-name="P113">P Technický význam fosforečnanů</text:p>
      <text:p text:style-name="P32"/>
      <text:p text:style-name="P52">hnojiva</text:p>
      <text:p text:style-name="P32"/>
      <text:p text:style-name="P32"/>
      <text:p text:style-name="P104"><text:soft-page-break/><text:span text:style-name="T88">As</text:span> Mechanismus účinků arsenu na lidský organismus</text:p>
      <text:p text:style-name="P32"/>
      <text:p text:style-name="P55">V těle se přeměňuje na oxid arsenitý As<text:span text:style-name="T4">2</text:span>O<text:span text:style-name="T4">3</text:span>, ať už se do těla dostane ve formě jakékoliv sloučeniny. Oxid arsenitý je velmi jedovatý.</text:p>
      <text:p text:style-name="P32"/>
      <text:p text:style-name="P32"/>
      <text:p text:style-name="P100">C Výskyt uhlíku v přírodě, jeho význam pro život</text:p>
      <text:p text:style-name="P32"/>
      <text:p text:style-name="P56"><text:span text:style-name="T26">V</text:span><text:span text:style-name="T21">ýskyt:</text:span> čistý v přírodě ve dvou modifikacích – grafit, diamant; vázaný v řadě anorg. sloučenin – vápenec, magnesit, siderit, dolomit; CO<text:span text:style-name="T4">2</text:span> – v atmosféře asi 0,03%; ve všech org. Látkách</text:p>
      <text:p text:style-name="P56"/>
      <text:p text:style-name="P85"><text:span text:style-name="T101">V</text:span>ýznam pro život:<text:span text:style-name="T35"> </text:span><text:span text:style-name="T52">biogenní prvek – základ veškeré organické hmoty (všech buněk v našem těle)</text:span></text:p>
      <text:p text:style-name="P32"/>
      <text:p text:style-name="P32"/>
      <text:p text:style-name="P100">C Modifikace uhlíku a jejich vlastnosti</text:p>
      <text:p text:style-name="P32"/>
      <text:p text:style-name="P61">diamant – <text:span text:style-name="T111">velmi tvrdý, pevné kovalentní vazby, nevodivý</text:span></text:p>
      <text:p text:style-name="P61"/>
      <text:p text:style-name="P61">grafit – <text:span text:style-name="T109">velmi měkký, </text:span><text:span text:style-name="T111">vyskytuje se v plástvích, které se mezi sebou jemně drží → odlupují se, <text:tab/><text:tab/> <text:s/><text:tab/> elektricky </text:span><text:span text:style-name="T110">vodivý</text:span></text:p>
      <text:p text:style-name="P32"/>
      <text:p text:style-name="P32"/>
      <text:p text:style-name="P100">C Zdroje uhlíku, jeho výroba</text:p>
      <text:p text:style-name="P100"/>
      <text:p text:style-name="P125">uhlí, ropa, zemní plyn</text:p>
      <text:p text:style-name="P67"/>
      <text:p text:style-name="P67"/>
      <text:p text:style-name="P100">C Výroba, vlastnosti a užití aktivního uhlí</text:p>
      <text:p text:style-name="P32"/>
      <text:p text:style-name="P86">Výroba:<text:span text:style-name="T35"> z uhlí, dřeva nebo koksových ořechů</text:span></text:p>
      <text:p text:style-name="P57"><text:tab/> <text:s/><text:span text:style-name="T102">1) 200-300˚C odstranění těkavých složek a vlhkosti</text:span></text:p>
      <text:p text:style-name="P57"><text:tab/> <text:s/><text:span text:style-name="T102">2) 900-1000˚C + vodní pára – aktivace</text:span></text:p>
      <text:p text:style-name="P57"/>
      <text:p text:style-name="P87">Vlastnosti:<text:span text:style-name="T35"> pórovitá struktura, velký vnitřní povrch (400-1500m</text:span><text:span text:style-name="T3">2</text:span><text:span text:style-name="T35">/g), schopnost adsorbce látek do vnitřních pórů – vazba van der Waalsovými interakcemi</text:span></text:p>
      <text:p text:style-name="P32"/>
      <text:p text:style-name="P87">Užití:<text:span text:style-name="T35"> v lékařství (léčba průjmu coby následek dietní chyby, léčba akutní otravy), při úpravě pitné vody, při výrobě nealkoholického piva (dříve), v armádě – ochranné prostředky, čištění bioplynu</text:span></text:p>
      <text:p text:style-name="P32"/>
      <text:p text:style-name="P32"/>
      <text:p text:style-name="P100">C Oxidy uhlíku - jejich rozdílné vlastnosti a toxicita</text:p>
      <text:p text:style-name="P32"/>
      <text:p text:style-name="P58">CO – <text:span text:style-name="T107">bez barvy, bez zápachu, jedovatý</text:span></text:p>
      <text:p text:style-name="P58"/>
      <text:p text:style-name="P58">CO<text:span text:style-name="T4">2(g)</text:span> – <text:span text:style-name="T108">bezbarvý plyn, bez zápachu, rozpustný ve vodě, nehořlavý</text:span></text:p>
      <text:p text:style-name="P58"/>
      <text:p text:style-name="P58">CO<text:span text:style-name="T4">2(s)</text:span> – <text:span text:style-name="T108">suchý led, těká</text:span></text:p>
      <text:p text:style-name="P100"><text:soft-page-break/>C Výroba a laboratorní příprava oxidu uhličitého - popište rovnicemi</text:p>
      <text:p text:style-name="P32"/>
      <text:p text:style-name="P88">Výroba:<text:span text:style-name="T35"> </text:span><text:span text:style-name="T51">termický rozklad CaCO</text:span><text:span text:style-name="T16">3</text:span></text:p>
      <text:p text:style-name="P88"/>
      <text:p text:style-name="P88"><text:span text:style-name="T51"><text:tab/> <text:s/>CaCO</text:span><text:span text:style-name="T16">3</text:span><text:span text:style-name="T51"> → CaO + CO</text:span><text:span text:style-name="T16">2</text:span></text:p>
      <text:p text:style-name="P88"/>
      <text:p text:style-name="P88">Příprava:<text:span text:style-name="T35"> </text:span><text:span text:style-name="T51">v Kippově přístroji</text:span></text:p>
      <text:p text:style-name="P88"/>
      <text:p text:style-name="P88"><text:span text:style-name="T51"><text:tab/> <text:s text:c="3"/>CaCO</text:span><text:span text:style-name="T16">3</text:span><text:span text:style-name="T51"> + 2HCl → CaCl</text:span><text:span text:style-name="T16">2</text:span><text:span text:style-name="T51"> + CO</text:span><text:span text:style-name="T16">2</text:span><text:span text:style-name="T51"> + H</text:span><text:span text:style-name="T16">2</text:span><text:span text:style-name="T51">O</text:span></text:p>
      <text:p text:style-name="P32"/>
      <text:p text:style-name="P32"/>
      <text:p text:style-name="P100">C Formy oxidu uhličitého a jejich využití</text:p>
      <text:p text:style-name="P32"/>
      <text:p text:style-name="P59"><text:span text:style-name="T21">plynná:</text:span> <text:span text:style-name="T103">dříve v bombičkách – chutný nápoj, </text:span><text:span text:style-name="T104">perlivá voda (sodovka)</text:span></text:p>
      <text:p text:style-name="P59"/>
      <text:p text:style-name="P59"><text:span text:style-name="T21">pevný:</text:span> <text:span text:style-name="T112">potravinářský průmysl, </text:span><text:span text:style-name="T105">kouzelnická čísla, </text:span><text:span text:style-name="T106">slavení Hal</text:span><text:span text:style-name="T112">l</text:span><text:span text:style-name="T106">oweenu</text:span></text:p>
      <text:p text:style-name="P32"/>
      <text:p text:style-name="P32"/>
      <text:p text:style-name="P100">C Chemické kypření těsta - látky užívané a mechanismus jejich působení</text:p>
      <text:p text:style-name="P32"/>
      <text:p text:style-name="P60">Na<text:span text:style-name="T4">2</text:span>CO<text:span text:style-name="T4">3</text:span> + CO<text:span text:style-name="T4">2</text:span> + H<text:span text:style-name="T4">2</text:span>O → 2NaHCO<text:span text:style-name="T4">3</text:span></text:p>
      <text:p text:style-name="P60"/>
      <text:p text:style-name="P60">Při zahřívání se rozkládají (předchozí reakce běží opačně) → prášek do pečiva šumák</text:p>
      <text:p text:style-name="P60"/>
      <text:p text:style-name="P60">NH<text:span text:style-name="T4">4</text:span>HCO<text:span text:style-name="T4">3</text:span> – cukrářské droždí → NH<text:span text:style-name="T4">3</text:span> + CO<text:span text:style-name="T4">2</text:span> + H<text:span text:style-name="T4">2</text:span>O</text:p>
      <text:p text:style-name="P32"/>
      <text:p text:style-name="P32"/>
      <text:p text:style-name="P117">? Přechodná tvrdost vody a vznik kotelního kamene - popište které látky ji způsobují a jak se projevuje</text:p>
      <text:p text:style-name="P32"/>
      <text:p text:style-name="P62">Způsobují ji </text:p>
      <text:p text:style-name="P62"/>
      <text:p text:style-name="P62">Projevuje se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5T18:16:24.105381679</dc:date>
    <meta:editing-duration>P1DT11H43M17S</meta:editing-duration>
    <meta:editing-cycles>53</meta:editing-cycles>
    <meta:generator>LibreOffice/7.5.0.3$Linux_X86_64 LibreOffice_project/50$Build-3</meta:generator>
    <meta:document-statistic meta:table-count="0" meta:image-count="0" meta:object-count="0" meta:page-count="11" meta:paragraph-count="243" meta:word-count="2252" meta:character-count="13975" meta:non-whitespace-character-count="11755"/>
  </office:meta>
</office:document-meta>
</file>